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3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e47200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b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7ffe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7200e4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1" style:family="table-cell" style:parent-style-name="Default" style:data-style-name="N11"/>
    <style:style style:name="ce72" style:family="table-cell" style:parent-style-name="Default">
      <style:text-properties fo:color="#bababa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Siz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Fuselage</text:p>
          </table:table-cell>
          <table:table-cell office:value-type="string" calcext:value-type="string">
            <text:p>W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er = Longer</text:p>
          </table:table-cell>
          <table:table-cell office:value-type="string" calcext:value-type="string">
            <text:p>Aspect L/W</text:p>
          </table:table-cell>
          <table:table-cell table:style-name="ce2" table:formula="of:=[.C4]/[.C5]" office:value-type="float" office:value="5.71428571428571" calcext:value-type="float">
            <text:p>5.71</text:p>
          </table:table-cell>
          <table:table-cell table:style-name="ce2" table:formula="of:=[.D4]/[.D5]" office:value-type="float" office:value="2.20833333333333" calcext:value-type="float">
            <text:p>2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er = Wider</text:p>
          </table:table-cell>
          <table:table-cell office:value-type="string" calcext:value-type="string">
            <text:p>Aspect W/H</text:p>
          </table:table-cell>
          <table:table-cell table:style-name="ce2" table:formula="of:=[.C5]/[.C6]" office:value-type="float" office:value="0.823529411764706" calcext:value-type="float">
            <text:p>0.82</text:p>
          </table:table-cell>
          <table:table-cell table:style-name="ce2" table:formula="of:=[.D5]/[.D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er = Shorter </text:p>
          </table:table-cell>
          <table:table-cell office:value-type="string" calcext:value-type="string">
            <text:p>Aspect L/H</text:p>
          </table:table-cell>
          <table:table-cell table:style-name="ce2" table:formula="of:=[.C4]/[.C6]" office:value-type="float" office:value="4.70588235294118" calcext:value-type="float">
            <text:p>4.71</text:p>
          </table:table-cell>
          <table:table-cell table:style-name="ce2" table:formula="of:=[.D4]/[.D6]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Weight Per Area Cal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formula="of:=[.C10]*[.C4]" office:value-type="float" office:value="40" calcext:value-type="float">
            <text:p>40</text:p>
          </table:table-cell>
          <table:table-cell table:formula="of:=[.D10]*[.D4]" office:value-type="float" office:value="26.5" calcext:value-type="float">
            <text:p>26.5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formula="of:=[.C10]*[.C5]" office:value-type="float" office:value="7" calcext:value-type="float">
            <text:p>7</text:p>
          </table:table-cell>
          <table:table-cell table:formula="of:=[.D10]*[.D5]" office:value-type="float" office:value="12" calcext:value-type="float">
            <text:p>12</text:p>
          </table:table-cell>
          <table:table-cell table:number-columns-repeated="5"/>
          <table:table-cell table:style-name="ce1" office:value-type="string" calcext:value-type="string">
            <text:p>Weigh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formula="of:=[.C10]*[.C6]" office:value-type="float" office:value="8.5" calcext:value-type="float">
            <text:p>8.5</text:p>
          </table:table-cell>
          <table:table-cell table:formula="of:=[.D10]*[.D6]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Board Area</text:p>
          </table:table-cell>
          <table:table-cell table:formula="of:=594*841" office:value-type="float" office:value="499554" calcext:value-type="float">
            <text:p>499554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" office:value-type="string" calcext:value-type="string">
            <text:p>Board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" office:value-type="string" calcext:value-type="string">
            <text:p>Total Area</text:p>
          </table:table-cell>
          <table:table-cell table:formula="of:=[.K14]*[.K13]" office:value-type="float" office:value="1998216" calcext:value-type="float">
            <text:p>199821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" office:value-type="string" calcext:value-type="string">
            <text:p>g/mm</text:p>
          </table:table-cell>
          <table:table-cell table:formula="of:=[.K12]/[.K15]" office:value-type="float" office:value="0.000175156239365514" calcext:value-type="float">
            <text:p>0.00017515623936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" office:value-type="string" calcext:value-type="string">
            <text:p>g/cm</text:p>
          </table:table-cell>
          <table:table-cell table:formula="of:=[.K12]/([.K15]/100)" office:value-type="float" office:value="0.0175156239365514" calcext:value-type="float">
            <text:p>0.017515623936551</text:p>
          </table:table-cell>
        </table:table-row>
      </table:table>
      <table:table table:name="Wing Loading" table:style-name="ta1">
        <office:forms form:automatic-focus="false" form:apply-design-mode="false"/>
        <table:shapes>
          <draw:frame draw:z-index="0" draw:style-name="gr1" draw:text-style-name="P1" svg:width="112.77mm" svg:height="84.36mm" svg:x="276.04mm" svg:y="93.52mm">
            <draw:object draw:notify-on-update-of-ranges="'Wing Loading'.I23:'Wing Loading'.I36 'Wing Loading'.J23:'Wing Loading'.J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Examples</text:p>
          </table:table-cell>
          <table:table-cell table:style-name="ce3" office:value-type="string" calcext:value-type="string">
            <text:p>WCL</text:p>
          </table:table-cell>
          <table:table-cell/>
          <table:table-cell table:style-name="ce1" office:value-type="string" calcext:value-type="string">
            <text:p>Specification</text:p>
          </table:table-cell>
          <table:table-cell office:value-type="string" calcext:value-type="string">
            <text:p>Unit</text:p>
          </table:table-cell>
          <table:table-cell table:style-name="ce13" office:value-type="string" calcext:value-type="string">
            <text:p>Custom Values</text:p>
          </table:table-cell>
          <table:table-cell table:style-name="ce13" office:value-type="string" calcext:value-type="string">
            <text:p>Calculated Weigh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iders</text:p>
          </table:table-cell>
          <table:table-cell table:style-name="ce26" office:value-type="string" calcext:value-type="string">
            <text:p>&lt;4</text:p>
          </table:table-cell>
          <table:table-cell/>
          <table:table-cell table:style-name="ce6" office:value-type="string" calcext:value-type="string">
            <text:p>Wing Length</text:p>
          </table:table-cell>
          <table:table-cell table:style-name="ce3" office:value-type="string" calcext:value-type="string">
            <text:p>mm</text:p>
          </table:table-cell>
          <table:table-cell table:style-name="ce14" office:value-type="float" office:value="320" calcext:value-type="float">
            <text:p>320</text:p>
          </table:table-cell>
          <table:table-cell table:style-name="ce22" table:formula="of:=[.F24]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iners, Park fliers</text:p>
          </table:table-cell>
          <table:table-cell table:style-name="ce27" table:formula="of:=&quot;5-7&quot;" office:value-type="string" office:string-value="5-7" calcext:value-type="string">
            <text:p>5-7</text:p>
          </table:table-cell>
          <table:table-cell/>
          <table:table-cell table:style-name="ce6" office:value-type="string" calcext:value-type="string">
            <text:p>Wing Width</text:p>
          </table:table-cell>
          <table:table-cell table:style-name="ce10" office:value-type="string" calcext:value-type="string">
            <text:p>mm</text:p>
          </table:table-cell>
          <table:table-cell table:style-name="ce14" office:value-type="float" office:value="120" calcext:value-type="float">
            <text:p>120</text:p>
          </table:table-cell>
          <table:table-cell table:style-name="ce22" table:formula="of:=[.F25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robatics</text:p>
          </table:table-cell>
          <table:table-cell table:style-name="ce28" table:formula="of:=&quot;7-10&quot;" office:value-type="string" office:string-value="7-10" calcext:value-type="string">
            <text:p>7-10</text:p>
          </table:table-cell>
          <table:table-cell/>
          <table:table-cell table:style-name="ce6" office:value-type="string" calcext:value-type="string">
            <text:p>Wings</text:p>
          </table:table-cell>
          <table:table-cell table:style-name="ce10" office:value-type="string" calcext:value-type="string">
            <text:p>count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ort &amp; Scale models</text:p>
          </table:table-cell>
          <table:table-cell table:style-name="ce29" office:value-type="string" calcext:value-type="string">
            <text:p>10-13 </text:p>
          </table:table-cell>
          <table:table-cell table:style-name="ce32"/>
          <table:table-cell table:style-name="ce6" office:value-type="string" calcext:value-type="string">
            <text:p>Weight</text:p>
          </table:table-cell>
          <table:table-cell table:style-name="ce10" office:value-type="string" calcext:value-type="string">
            <text:p>g</text:p>
          </table:table-cell>
          <table:table-cell table:style-name="ce14" office:value-type="float" office:value="200" calcext:value-type="float">
            <text:p>200</text:p>
          </table:table-cell>
          <table:table-cell table:style-name="ce22" table:formula="of:=[.F52]" office:value-type="float" office:value="228.056" calcext:value-type="float">
            <text:p>228.0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arbirds &amp; Racers</text:p>
          </table:table-cell>
          <table:table-cell table:style-name="ce30" table:formula="of:=&quot;&gt;13&quot;" office:value-type="string" office:string-value="&gt;13" calcext:value-type="string">
            <text:p>&gt;13</text:p>
          </table:table-cell>
          <table:table-cell/>
          <table:table-cell table:style-name="ce1" office:value-type="string" calcext:value-type="string">
            <text:p>Wing Area</text:p>
          </table:table-cell>
          <table:table-cell table:style-name="ce10" office:value-type="string" calcext:value-type="string">
            <text:p>dm²</text:p>
          </table:table-cell>
          <table:table-cell table:style-name="ce15" table:formula="of:=[.F6]*[.F7]*[.F8]*0.0001" office:value-type="float" office:value="7.68" calcext:value-type="float">
            <text:p>7.68</text:p>
          </table:table-cell>
          <table:table-cell table:style-name="ce15" table:formula="of:=[.G6]*[.G7]*[.G8]*0.0001" office:value-type="float" office:value="12.8" calcext:value-type="float">
            <text:p>12.80</text:p>
          </table:table-cell>
          <table:table-cell office:value-type="float" office:value="16.9" calcext:value-type="float">
            <text:p>16.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5" office:value-type="string" calcext:value-type="string">
            <text:p>PA-20 Empty</text:p>
          </table:table-cell>
          <table:table-cell table:style-name="ce39" office:value-type="float" office:value="2.3" calcext:value-type="float">
            <text:p>2.3</text:p>
          </table:table-cell>
          <table:table-cell/>
          <table:table-cell table:style-name="ce1" office:value-type="string" calcext:value-type="string">
            <text:p>Wing Loading</text:p>
          </table:table-cell>
          <table:table-cell table:style-name="ce10" office:value-type="string" calcext:value-type="string">
            <text:p>g/dm²</text:p>
          </table:table-cell>
          <table:table-cell table:style-name="ce16" table:formula="of:=[.F9]/[.F10]" office:value-type="float" office:value="26.0416666666667" calcext:value-type="float">
            <text:p>26.04</text:p>
          </table:table-cell>
          <table:table-cell table:style-name="ce16" table:formula="of:=[.G9]/[.G10]" office:value-type="float" office:value="17.816875" calcext:value-type="float">
            <text:p>17.82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PA-20 Loaded</text:p>
          </table:table-cell>
          <table:table-cell table:style-name="ce39" office:value-type="float" office:value="4.2" calcext:value-type="float">
            <text:p>4.2</text:p>
          </table:table-cell>
          <table:table-cell/>
          <table:table-cell table:style-name="ce1"/>
          <table:table-cell table:style-name="ce10"/>
          <table:table-cell table:style-name="ce16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Wing Area</text:p>
          </table:table-cell>
          <table:table-cell table:style-name="ce10" office:value-type="string" calcext:value-type="string">
            <text:p>ft²</text:p>
          </table:table-cell>
          <table:table-cell table:style-name="ce16" table:formula="of:=[.F10]*0.1076391" office:value-type="float" office:value="0.826668288" calcext:value-type="float">
            <text:p>0.83</text:p>
          </table:table-cell>
          <table:table-cell table:style-name="ce16" table:formula="of:=[.G10]*0.1076391" office:value-type="float" office:value="1.37778048" calcext:value-type="float">
            <text:p>1.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oz</text:p>
          </table:table-cell>
          <table:table-cell table:style-name="ce16" table:formula="of:=0.03527396*[.F9]" office:value-type="float" office:value="7.054792" calcext:value-type="float">
            <text:p>7.05</text:p>
          </table:table-cell>
          <table:table-cell table:style-name="ce16" table:formula="of:=0.03527396*[.G9]" office:value-type="float" office:value="8.04443822176" calcext:value-type="float">
            <text:p>8.04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ce1" office:value-type="string" calcext:value-type="string">
            <text:p>Wing Loading</text:p>
          </table:table-cell>
          <table:table-cell table:style-name="ce10" office:value-type="string" calcext:value-type="string">
            <text:p>oz/ft²</text:p>
          </table:table-cell>
          <table:table-cell table:style-name="ce16" table:formula="of:=[.F14]/[.F13]" office:value-type="float" office:value="8.53400584298209" calcext:value-type="float">
            <text:p>8.53</text:p>
          </table:table-cell>
          <table:table-cell table:style-name="ce16" table:formula="of:=[.G14]/[.G13]" office:value-type="float" office:value="5.83869370958137" calcext:value-type="float">
            <text:p>5.84</text:p>
          </table:table-cell>
          <table:table-cell table:number-columns-repeated="3"/>
        </table:table-row>
        <table:table-row table:style-name="ro3">
          <table:table-cell/>
          <table:table-cell table:style-name="ce3"/>
          <table:table-cell/>
          <table:table-cell table:style-name="ce1" office:value-type="string" calcext:value-type="string">
            <text:p>Cubic Wing Loading</text:p>
          </table:table-cell>
          <table:table-cell table:style-name="ce10" office:value-type="string" calcext:value-type="string">
            <text:p>(oz/ft²)^1½</text:p>
          </table:table-cell>
          <table:table-cell table:style-name="ce16" table:formula="of:=[.F14]/([.F13]^1.5)" office:value-type="float" office:value="9.38614581889125" calcext:value-type="float">
            <text:p>9.39</text:p>
          </table:table-cell>
          <table:table-cell table:style-name="ce57" table:formula="of:=[.G14]/([.G13]^1.5)" office:value-type="float" office:value="4.97422790540082" calcext:value-type="float">
            <text:p>4.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7" office:value-type="string" calcext:value-type="string">
            <text:p>Weight Valu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8" office:value-type="string" calcext:value-type="string">
            <text:p>Part</text:p>
          </table:table-cell>
          <table:table-cell table:style-name="ce11" office:value-type="string" calcext:value-type="string">
            <text:p>Unit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Percentage</text:p>
          </table:table-cell>
          <table:table-cell/>
          <table:table-cell table:style-name="ce11" office:value-type="string" calcext:value-type="string">
            <text:p>Part</text:p>
          </table:table-cell>
          <table:table-cell table:style-name="ce8" office:value-type="string" calcext:value-type="string">
            <text:p>Weight</text:p>
          </table:table-cell>
        </table:table-row>
        <table:table-row table:style-name="ro1">
          <table:table-cell table:style-name="ce1" office:value-type="string" calcext:value-type="string">
            <text:p>Foam g/cm²</text:p>
          </table:table-cell>
          <table:table-cell table:style-name="ce4" office:value-type="float" office:value="0.02" calcext:value-type="float">
            <text:p>0.02</text:p>
          </table:table-cell>
          <table:table-cell/>
          <table:table-cell office:value-type="string" calcext:value-type="string">
            <text:p>Wing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(([.F24]*[.F25]/100)*[.G8]*1.7)*[.$B$23]" office:value-type="float" office:value="43.52" calcext:value-type="float">
            <text:p>43.52</text:p>
          </table:table-cell>
          <table:table-cell table:style-name="ce58" table:formula="of:=[.F23]/[.$F$52]" office:value-type="percentage" office:value="0.19083032237696" calcext:value-type="percentage">
            <text:p>19.08%</text:p>
          </table:table-cell>
          <table:table-cell/>
          <table:table-cell table:style-name="ce12" office:value-type="string" calcext:value-type="string">
            <text:p>Wing</text:p>
          </table:table-cell>
          <table:table-cell table:formula="of:=[.$F$23]" office:value-type="float" office:value="43.52" calcext:value-type="float">
            <text:p>43.52</text:p>
          </table:table-cell>
        </table:table-row>
        <table:table-row table:style-name="ro1">
          <table:table-cell table:style-name="ce1" office:value-type="string" calcext:value-type="string">
            <text:p>Cardboard g/cm²</text:p>
          </table:table-cell>
          <table:table-cell table:style-name="ce4" office:value-type="float" office:value="0.08" calcext:value-type="float">
            <text:p>0.08</text:p>
          </table:table-cell>
          <table:table-cell/>
          <table:table-cell table:style-name="ce5" office:value-type="string" calcext:value-type="string">
            <text:p><text:s text:c="4"/>Leng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400" calcext:value-type="float">
            <text:p>400</text:p>
          </table:table-cell>
          <table:table-cell table:number-columns-repeated="2"/>
          <table:table-cell table:style-name="ce12" office:value-type="string" calcext:value-type="string">
            <text:p>Fuse</text:p>
          </table:table-cell>
          <table:table-cell table:formula="of:=[.$F$26]" office:value-type="float" office:value="22.68" calcext:value-type="float">
            <text:p>22.68</text:p>
          </table:table-cell>
        </table:table-row>
        <table:table-row table:style-name="ro1">
          <table:table-cell table:style-name="ce1" office:value-type="string" calcext:value-type="string">
            <text:p>Hot Glue Weight / Stick g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<text:s text:c="4"/>Wid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2"/>
          <table:table-cell table:style-name="ce12" office:value-type="string" calcext:value-type="string">
            <text:p>Batteries</text:p>
          </table:table-cell>
          <table:table-cell table:formula="of:=[.$F$43]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Fuselage aprx weight co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office:value-type="string" calcext:value-type="string">
            <text:p>Fuselage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((([.F27]*[.F28]/100)*2)+(([.F29]*[.F27]/100)*2))*[.$B$23]*[.B26]" office:value-type="float" office:value="22.68" calcext:value-type="float">
            <text:p>22.68</text:p>
          </table:table-cell>
          <table:table-cell table:style-name="ce58" table:formula="of:=[.F26]/[.$F$52]" office:value-type="percentage" office:value="0.0994492580769635" calcext:value-type="percentage">
            <text:p>9.94%</text:p>
          </table:table-cell>
          <table:table-cell/>
          <table:table-cell table:style-name="ce12" office:value-type="string" calcext:value-type="string">
            <text:p>Motor</text:p>
          </table:table-cell>
          <table:table-cell table:formula="of:=[.$F$42]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Servo Weight g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<text:s text:c="4"/>Leng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450" calcext:value-type="float">
            <text:p>450</text:p>
          </table:table-cell>
          <table:table-cell table:number-columns-repeated="2"/>
          <table:table-cell table:style-name="ce12" office:value-type="string" calcext:value-type="string">
            <text:p>Servo</text:p>
          </table:table-cell>
          <table:table-cell table:formula="of:=[.$F$38]" office:value-type="float" office:value="24" calcext:value-type="float">
            <text:p>24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table:style-name="ce5" office:value-type="string" calcext:value-type="string">
            <text:p><text:s text:c="4"/>Wid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2"/>
          <table:table-cell table:style-name="ce12" office:value-type="string" calcext:value-type="string">
            <text:p>ESC</text:p>
          </table:table-cell>
          <table:table-cell table:formula="of:=[.$F$49]" office:value-type="float" office:value="24.5" calcext:value-type="float">
            <text:p>24.5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table:style-name="ce9" office:value-type="string" calcext:value-type="string">
            <text:p><text:s text:c="4"/>Height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2"/>
          <table:table-cell table:style-name="ce12" office:value-type="string" calcext:value-type="string">
            <text:p>Glue</text:p>
          </table:table-cell>
          <table:table-cell table:formula="of:=[.$F$40]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office:value-type="string" calcext:value-type="string">
            <text:p>H Stab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SUM([.F31:.F33])*[.$B$23]" office:value-type="float" office:value="3.03" calcext:value-type="float">
            <text:p>3.03</text:p>
          </table:table-cell>
          <table:table-cell table:style-name="ce58" table:formula="of:=[.F30]/[.$F$52]" office:value-type="percentage" office:value="0.0132862104044621" calcext:value-type="percentage">
            <text:p>1.33%</text:p>
          </table:table-cell>
          <table:table-cell/>
          <table:table-cell table:style-name="ce12" office:value-type="string" calcext:value-type="string">
            <text:p>Prop</text:p>
          </table:table-cell>
          <table:table-cell table:formula="of:=[.$F$46]" office:value-type="float" office:value="10" calcext:value-type="float">
            <text:p>10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table:style-name="ce5" office:value-type="string" calcext:value-type="string">
            <text:p><text:s text:c="4"/>Fin Area</text:p>
          </table:table-cell>
          <table:table-cell table:style-name="ce12" office:value-type="string" calcext:value-type="string">
            <text:p>cm²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/>
          <table:table-cell table:style-name="ce12" office:value-type="string" calcext:value-type="string">
            <text:p>Wheels</text:p>
          </table:table-cell>
          <table:table-cell table:formula="of:=[.$F$48]" office:value-type="float" office:value="10" calcext:value-type="float">
            <text:p>10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table:style-name="ce5" office:value-type="string" calcext:value-type="string">
            <text:p><text:s text:c="4"/>Ctrl Surf Area</text:p>
          </table:table-cell>
          <table:table-cell table:style-name="ce12" office:value-type="string" calcext:value-type="string">
            <text:p>cm²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2"/>
          <table:table-cell table:style-name="ce12" office:value-type="string" calcext:value-type="string">
            <text:p>Fins</text:p>
          </table:table-cell>
          <table:table-cell table:formula="of:=[.$F$30]+[.$F$34]" office:value-type="float" office:value="4.456" calcext:value-type="float">
            <text:p>4.456</text:p>
          </table:table-cell>
        </table:table-row>
        <table:table-row table:style-name="ro1">
          <table:table-cell table:style-name="ce1"/>
          <table:table-cell table:style-name="ce4"/>
          <table:table-cell/>
          <table:table-cell table:style-name="ce5" office:value-type="string" calcext:value-type="string">
            <text:p><text:s text:c="4"/>Tip Area</text:p>
          </table:table-cell>
          <table:table-cell table:style-name="ce12" office:value-type="string" calcext:value-type="string">
            <text:p>cm²</text:p>
          </table:table-cell>
          <table:table-cell table:style-name="ce19" office:value-type="float" office:value="9.5" calcext:value-type="float">
            <text:p>9.5</text:p>
          </table:table-cell>
          <table:table-cell table:number-columns-repeated="2"/>
          <table:table-cell table:style-name="ce12" office:value-type="string" calcext:value-type="string">
            <text:p>Reciever</text:p>
          </table:table-cell>
          <table:table-cell table:formula="of:=[.$F$47]" office:value-type="float" office:value="3.9" calcext:value-type="float">
            <text:p>3.9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V Stab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SUM([.F35:.F37])*[.$B$23]" office:value-type="float" office:value="1.426" calcext:value-type="float">
            <text:p>1.426</text:p>
          </table:table-cell>
          <table:table-cell table:style-name="ce58" table:formula="of:=[.F34]/[.$F$52]" office:value-type="percentage" office:value="0.00625285017714947" calcext:value-type="percentage">
            <text:p>0.63%</text:p>
          </table:table-cell>
          <table:table-cell/>
          <table:table-cell table:style-name="ce12" office:value-type="string" calcext:value-type="string">
            <text:p>Misc</text:p>
          </table:table-cell>
          <table:table-cell table:formula="of:=SUM([.$F$50:.$F$5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Fin Area</text:p>
          </table:table-cell>
          <table:table-cell table:style-name="ce12" office:value-type="string" calcext:value-type="string">
            <text:p>cm²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Ctrl Surf Area</text:p>
          </table:table-cell>
          <table:table-cell table:style-name="ce12" office:value-type="string" calcext:value-type="string">
            <text:p>cm²</text:p>
          </table:table-cell>
          <table:table-cell table:style-name="ce19" office:value-type="float" office:value="30.3" calcext:value-type="float">
            <text:p>30.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Tip Area</text:p>
          </table:table-cell>
          <table:table-cell table:style-name="ce12" office:value-type="string" calcext:value-type="string">
            <text:p>cm²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ervos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[.$B$27]*[.F39]" office:value-type="float" office:value="24" calcext:value-type="float">
            <text:p>24</text:p>
          </table:table-cell>
          <table:table-cell table:style-name="ce58" table:formula="of:=[.F38]/[.$F$52]" office:value-type="percentage" office:value="0.105237310134353" calcext:value-type="percentage">
            <text:p>10.52%</text:p>
          </table:table-cell>
          <table:table-cell/>
          <table:table-cell office:value-type="string" calcext:value-type="string">
            <text:p>Foam Based Weights: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Servos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  <table:table-cell table:style-name="ce71" table:formula="of:=SUM([.G23:.G34])" office:value-type="percentage" office:value="0.309818641035535" calcext:value-type="percentage">
            <text:p>30.98%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lue Weight</text:p>
          </table:table-cell>
          <table:table-cell table:style-name="ce12" office:value-type="string" calcext:value-type="string">
            <text:p>g</text:p>
          </table:table-cell>
          <table:table-cell table:style-name="ce20" table:formula="of:=[.F41]*[.$B$25]" office:value-type="float" office:value="20" calcext:value-type="float">
            <text:p>20</text:p>
          </table:table-cell>
          <table:table-cell table:style-name="ce58" table:formula="of:=[.F40]/[.$F$52]" office:value-type="percentage" office:value="0.0876977584452941" calcext:value-type="percentage">
            <text:p>8.77%</text:p>
          </table:table-cell>
          <table:table-cell/>
          <table:table-cell table:formula="of:=[.F23]+[.F26]+[.F30]+[.F34]" office:value-type="float" office:value="70.656" calcext:value-type="float">
            <text:p>70.656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Sticks Used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Motor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32" calcext:value-type="float">
            <text:p>32</text:p>
          </table:table-cell>
          <table:table-cell table:style-name="ce58" table:formula="of:=[.F42]/[.$F$52]" office:value-type="percentage" office:value="0.140316413512471" calcext:value-type="percentage">
            <text:p>14.03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ttery Total Mass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[.F44]*[.F45]" office:value-type="float" office:value="33" calcext:value-type="float">
            <text:p>33</text:p>
          </table:table-cell>
          <table:table-cell table:style-name="ce58" table:formula="of:=[.F43]/[.$F$52]" office:value-type="percentage" office:value="0.144701301434735" calcext:value-type="percentage">
            <text:p>14.47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Battery Count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<text:s text:c="4"/>Battery Mass</text:p>
          </table:table-cell>
          <table:table-cell table:style-name="ce12" office:value-type="string" calcext:value-type="string">
            <text:p>g/count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p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10" calcext:value-type="float">
            <text:p>10</text:p>
          </table:table-cell>
          <table:table-cell table:style-name="ce58" table:formula="of:=[.F46]/[.$F$52]" office:value-type="percentage" office:value="0.0438488792226471" calcext:value-type="percentage">
            <text:p>4.38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3.9" calcext:value-type="float">
            <text:p>3.9</text:p>
          </table:table-cell>
          <table:table-cell table:style-name="ce58" table:formula="of:=[.F47]/[.$F$52]" office:value-type="percentage" office:value="0.0171010628968324" calcext:value-type="percentage">
            <text:p>1.71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Misc 1 (Wheels)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10" calcext:value-type="float">
            <text:p>10</text:p>
          </table:table-cell>
          <table:table-cell table:style-name="ce58" table:formula="of:=[.F48]/[.$F$52]" office:value-type="percentage" office:value="0.0438488792226471" calcext:value-type="percentage">
            <text:p>4.38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Misc 2 (ESC)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24.5" calcext:value-type="float">
            <text:p>24.5</text:p>
          </table:table-cell>
          <table:table-cell table:style-name="ce58" table:formula="of:=[.F49]/[.$F$52]" office:value-type="percentage" office:value="0.107429754095485" calcext:value-type="percentage">
            <text:p>10.74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Misc 3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0" calcext:value-type="float">
            <text:p>0</text:p>
          </table:table-cell>
          <table:table-cell table:style-name="ce58" table:formula="of:=[.F50]/[.$F$52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" office:value-type="string" calcext:value-type="string">
            <text:p>Misc 4</text:p>
          </table:table-cell>
          <table:table-cell table:style-name="ce11" office:value-type="string" calcext:value-type="string">
            <text:p>g</text:p>
          </table:table-cell>
          <table:table-cell table:style-name="ce53" office:value-type="float" office:value="0" calcext:value-type="float">
            <text:p>0</text:p>
          </table:table-cell>
          <table:table-cell table:style-name="ce59" table:formula="of:=[.F51]/[.$F$52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Mass</text:p>
          </table:table-cell>
          <table:table-cell table:style-name="ce12" office:value-type="string" calcext:value-type="string">
            <text:p>g</text:p>
          </table:table-cell>
          <table:table-cell table:style-name="ce4" table:formula="of:=SUM([.F46:.F51];[.F43];[.F42];[.F40];[.F38];[.F26];[.F23];[.F34];[.F30])" office:value-type="float" office:value="228.056" calcext:value-type="float">
            <text:p>228.056</text:p>
          </table:table-cell>
          <table:table-cell table:style-name="ce58" table:formula="of:=SUM([.G23:.G51])" office:value-type="percentage" office:value="1" calcext:value-type="percentage">
            <text:p>100.00%</text:p>
          </table:table-cell>
          <table:table-cell/>
          <table:table-cell table:style-name="ce7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lerance</text:p>
          </table:table-cell>
          <table:table-cell office:value-type="string" calcext:value-type="string">
            <text:p>%</text:p>
          </table:table-cell>
          <table:table-cell table:style-name="ce44" office:value-type="percentage" office:value="0.1" calcext:value-type="percentage">
            <text:p>10.00%</text:p>
          </table:table-cell>
          <table:table-cell table:number-columns-repeated="2"/>
          <table:table-cell table:style-name="ce7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g</text:p>
          </table:table-cell>
          <table:table-cell table:style-name="ce45" table:formula="of:=[.F52]*(1+[.F53])" office:value-type="float" office:value="250.8616" calcext:value-type="float">
            <text:p>251</text:p>
          </table:table-cell>
          <table:table-cell table:number-columns-repeated="2"/>
          <table:table-cell table:style-name="ce72" table:number-columns-repeated="2"/>
        </table:table-row>
        <table:table-row table:style-name="ro1" table:number-rows-repeated="7">
          <table:table-cell table:number-columns-repeated="8"/>
          <table:table-cell table:style-name="ce72" table:number-columns-repeated="2"/>
        </table:table-row>
        <table:table-row table:style-name="ro1" table:number-rows-repeated="26">
          <table:table-cell table:number-columns-repeated="10"/>
        </table:table-row>
        <table:table-row table:style-name="ro3">
          <table:table-cell office:value-type="string" calcext:value-type="string">
            <text:p><text:span text:style-name="T1"><text:a xlink:href="https://hobbyking.com/en_us/brushless-motor-d2826-2000kv-turnigy.html?queryID=2a43f0f464d5b66b499d96cd7ae8c413&amp;objectID=59949&amp;indexName=hbk_live_products_analytics" xlink:type="simple">https://hobbyking.com/en_us/brushless-motor-d2826-2000kv-turnigy.html?queryID=2a43f0f464d5b66b499d96cd7ae8c413&amp;objectID=59949&amp;indexName=hbk_live_products_analytics</text:a></text:span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https://hobbyking.com/en_us/hxt500-micro-servo-0-6kg-0-08sec-6-2g.html?queryID=814e81f065c3ddfeccfba74a4386d52a&amp;objectID=29610&amp;indexName=hbk_live_products_analytics" xlink:type="simple">https://hobbyking.com/en_us/hxt500-micro-servo-0-6kg-0-08sec-6-2g.html?queryID=814e81f065c3ddfeccfba74a4386d52a&amp;objectID=29610&amp;indexName=hbk_live_products_analytics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https://hobbyking.com/en_us/turnigy-nano-tech-460mah-3s-25-40c-lipo-pack.html?queryID=cfe163edf818f0c06eda4d58729d4342&amp;objectID=30748&amp;indexName=hbk_live_products_analytics" xlink:type="simple">https://hobbyking.com/en_us/turnigy-nano-tech-460mah-3s-25-40c-lipo-pack.html?queryID=cfe163edf818f0c06eda4d58729d4342&amp;objectID=30748&amp;indexName=hbk_live_products_analytics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https://hobbyking.com/en_us/brushless-motor-c2206-2600kv-ccw.html?queryID=2a43f0f464d5b66b499d96cd7ae8c413&amp;objectID=59946&amp;indexName=hbk_live_products_analytics" xlink:type="simple">https://hobbyking.com/en_us/brushless-motor-c2206-2600kv-ccw.html?queryID=2a43f0f464d5b66b499d96cd7ae8c413&amp;objectID=59946&amp;indexName=hbk_live_products_analytics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https://hobbyking.com/en_us/avios-c-130-brushless-motor-2627-1000kv-w-x-mount.html?queryID=5dfdfd80716c39ef291e4d071baa3200&amp;objectID=80342&amp;indexName=hbk_live_products_analytics" xlink:type="simple">https://hobbyking.com/en_us/avios-c-130-brushless-motor-2627-1000kv-w-x-mount.html?queryID=5dfdfd80716c39ef291e4d071baa3200&amp;objectID=80342&amp;indexName=hbk_live_products_analytics</text:a>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hobbyking.com/en_us/turnigy-plush-32-30a-2-4s-speed-controller-w-bec.html?queryID=92e784da490b39eeee822e04972c2cc7&amp;objectID=82088&amp;indexName=hbk_live_products_analyti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obbyking.com/en_us/turnigy-aerodrive-sk3-2822-1740kv-brushless-outrunner-motor.html?queryID=fca2e952de8c9297557b9a36da315b50&amp;objectID=17138&amp;indexName=hbk_live_products_analytics</text:p>
          </table:table-cell>
          <table:table-cell table:number-columns-repeated="9"/>
        </table:table-row>
        <calcext:conditional-formats>
          <calcext:conditional-format calcext:target-range-address="'Wing Loading'.G16:'Wing Loading'.G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ft Simulation" table:style-name="ta1">
        <office:forms form:automatic-focus="false" form:apply-design-mode="false"/>
        <table:shapes>
          <draw:frame draw:z-index="0" draw:style-name="gr1" draw:text-style-name="P1" svg:width="241.62mm" svg:height="118.8mm" svg:x="122.19mm" svg:y="0mm">
            <draw:object draw:notify-on-update-of-ranges="'Lift Simulation'.B56:'Lift Simulation'.B71 'Lift Simulation'.C18:'Lift Simulation'.C33 'Lift Simulation'.C37:'Lift Simulation'.C52 'Lift Simulation'.C56:'Lift Simulation'.C71 'Lift Simulation'.C75:'Lift Simulation'.C90 'Lift Simulation'.D18:'Lift Simulation'.D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8" table:default-cell-style-name="ce4"/>
        <table:table-column table:style-name="co2" table:default-cell-style-name="ce4"/>
        <table:table-column table:style-name="co2" table:number-columns-repeated="6" table:default-cell-style-name="Default"/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Wing Area</text:p>
          </table:table-cell>
          <table:table-cell table:style-name="Default" office:value-type="float" office:value="12.5" calcext:value-type="float">
            <text:p>12.5</text:p>
          </table:table-cell>
          <table:table-cell office:value-type="string" calcext:value-type="string">
            <text:p>dm²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ir Density</text:p>
          </table:table-cell>
          <table:table-cell table:style-name="Default" office:value-type="float" office:value="1.2" calcext:value-type="float">
            <text:p>1.2</text:p>
          </table:table-cell>
          <table:table-cell office:value-type="string" calcext:value-type="string">
            <text:p>kg/m³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@ -2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0.6" calcext:value-type="float">
            <text:p>0.6</text:p>
          </table:table-cell>
          <table:table-cell office:value-type="string" calcext:value-type="string">
            <text:p>@ 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@ 4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1.3" calcext:value-type="float">
            <text:p>1.3</text:p>
          </table:table-cell>
          <table:table-cell office:value-type="string" calcext:value-type="string">
            <text:p>@ 8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Weight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6"/>
        </table:table-row>
        <table:table-row table:style-name="ro1">
          <table:table-cell table:formula="of:=[.B18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8]*([.$C$6]*0.01)*[.$C$7]*0.5*([.B18]^2))*100" office:value-type="float" office:value="0" calcext:value-type="float">
            <text:p>0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19]*2.236" office:value-type="float" office:value="2.236" calcext:value-type="float">
            <text:p>2.236</text:p>
          </table:table-cell>
          <table:table-cell table:formula="of:=[.B18]+1" office:value-type="float" office:value="1" calcext:value-type="float">
            <text:p>1</text:p>
          </table:table-cell>
          <table:table-cell table:formula="of:=([.$C$8]*([.$C$6]*0.01)*[.$C$7]*0.5*([.B19]^2))*100" office:value-type="float" office:value="3" calcext:value-type="float">
            <text:p>3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0]*2.236" office:value-type="float" office:value="4.472" calcext:value-type="float">
            <text:p>4.472</text:p>
          </table:table-cell>
          <table:table-cell table:formula="of:=[.B19]+1" office:value-type="float" office:value="2" calcext:value-type="float">
            <text:p>2</text:p>
          </table:table-cell>
          <table:table-cell table:formula="of:=([.$C$8]*([.$C$6]*0.01)*[.$C$7]*0.5*([.B20]^2))*100" office:value-type="float" office:value="12" calcext:value-type="float">
            <text:p>12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1]*2.236" office:value-type="float" office:value="6.708" calcext:value-type="float">
            <text:p>6.708</text:p>
          </table:table-cell>
          <table:table-cell table:formula="of:=[.B20]+1" office:value-type="float" office:value="3" calcext:value-type="float">
            <text:p>3</text:p>
          </table:table-cell>
          <table:table-cell table:formula="of:=([.$C$8]*([.$C$6]*0.01)*[.$C$7]*0.5*([.B21]^2))*100" office:value-type="float" office:value="27" calcext:value-type="float">
            <text:p>27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2]*2.236" office:value-type="float" office:value="8.944" calcext:value-type="float">
            <text:p>8.944</text:p>
          </table:table-cell>
          <table:table-cell table:formula="of:=[.B21]+1" office:value-type="float" office:value="4" calcext:value-type="float">
            <text:p>4</text:p>
          </table:table-cell>
          <table:table-cell table:formula="of:=([.$C$8]*([.$C$6]*0.01)*[.$C$7]*0.5*([.B22]^2))*100" office:value-type="float" office:value="48" calcext:value-type="float">
            <text:p>48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3]*2.236" office:value-type="float" office:value="11.18" calcext:value-type="float">
            <text:p>11.18</text:p>
          </table:table-cell>
          <table:table-cell table:formula="of:=[.B22]+1" office:value-type="float" office:value="5" calcext:value-type="float">
            <text:p>5</text:p>
          </table:table-cell>
          <table:table-cell table:formula="of:=([.$C$8]*([.$C$6]*0.01)*[.$C$7]*0.5*([.B23]^2))*100" office:value-type="float" office:value="75" calcext:value-type="float">
            <text:p>75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4]*2.236" office:value-type="float" office:value="13.416" calcext:value-type="float">
            <text:p>13.416</text:p>
          </table:table-cell>
          <table:table-cell table:formula="of:=[.B23]+1" office:value-type="float" office:value="6" calcext:value-type="float">
            <text:p>6</text:p>
          </table:table-cell>
          <table:table-cell table:formula="of:=([.$C$8]*([.$C$6]*0.01)*[.$C$7]*0.5*([.B24]^2))*100" office:value-type="float" office:value="108" calcext:value-type="float">
            <text:p>108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5]*2.236" office:value-type="float" office:value="15.652" calcext:value-type="float">
            <text:p>15.652</text:p>
          </table:table-cell>
          <table:table-cell table:formula="of:=[.B24]+1" office:value-type="float" office:value="7" calcext:value-type="float">
            <text:p>7</text:p>
          </table:table-cell>
          <table:table-cell table:formula="of:=([.$C$8]*([.$C$6]*0.01)*[.$C$7]*0.5*([.B25]^2))*100" office:value-type="float" office:value="147" calcext:value-type="float">
            <text:p>147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6]*2.236" office:value-type="float" office:value="17.888" calcext:value-type="float">
            <text:p>17.888</text:p>
          </table:table-cell>
          <table:table-cell table:formula="of:=[.B25]+1" office:value-type="float" office:value="8" calcext:value-type="float">
            <text:p>8</text:p>
          </table:table-cell>
          <table:table-cell table:formula="of:=([.$C$8]*([.$C$6]*0.01)*[.$C$7]*0.5*([.B26]^2))*100" office:value-type="float" office:value="192" calcext:value-type="float">
            <text:p>192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7]*2.236" office:value-type="float" office:value="20.124" calcext:value-type="float">
            <text:p>20.124</text:p>
          </table:table-cell>
          <table:table-cell table:formula="of:=[.B26]+1" office:value-type="float" office:value="9" calcext:value-type="float">
            <text:p>9</text:p>
          </table:table-cell>
          <table:table-cell table:formula="of:=([.$C$8]*([.$C$6]*0.01)*[.$C$7]*0.5*([.B27]^2))*100" office:value-type="float" office:value="243" calcext:value-type="float">
            <text:p>243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B28]*2.236" office:value-type="float" office:value="22.36" calcext:value-type="float">
            <text:p>22.36</text:p>
          </table:table-cell>
          <table:table-cell table:formula="of:=[.B27]+1" office:value-type="float" office:value="10" calcext:value-type="float">
            <text:p>10</text:p>
          </table:table-cell>
          <table:table-cell table:formula="of:=([.$C$8]*([.$C$6]*0.01)*[.$C$7]*0.5*([.B28]^2))*100" office:value-type="float" office:value="300" calcext:value-type="float">
            <text:p>300</text:p>
          </table:table-cell>
          <table:table-cell table:formula="of:=[.$C$12]" office:value-type="float" office:value="228" calcext:value-type="float">
            <text:p>228</text:p>
          </table:table-cell>
          <table:table-cell office:value-type="string" calcext:value-type="string">
            <text:p>Max Values</text:p>
          </table:table-cell>
          <table:table-cell/>
          <table:table-cell office:value-type="string" calcext:value-type="string">
            <text:p>Ground Angle</text:p>
          </table:table-cell>
          <table:table-cell table:number-columns-repeated="2"/>
        </table:table-row>
        <table:table-row table:style-name="ro1">
          <table:table-cell table:formula="of:=[.B29]*2.236" office:value-type="float" office:value="24.596" calcext:value-type="float">
            <text:p>24.596</text:p>
          </table:table-cell>
          <table:table-cell table:formula="of:=[.B28]+1" office:value-type="float" office:value="11" calcext:value-type="float">
            <text:p>11</text:p>
          </table:table-cell>
          <table:table-cell table:formula="of:=([.$C$8]*([.$C$6]*0.01)*[.$C$7]*0.5*([.B29]^2))*100" office:value-type="float" office:value="363" calcext:value-type="float">
            <text:p>363</text:p>
          </table:table-cell>
          <table:table-cell table:formula="of:=[.$C$12]"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B30]*2.236" office:value-type="float" office:value="26.832" calcext:value-type="float">
            <text:p>26.832</text:p>
          </table:table-cell>
          <table:table-cell table:formula="of:=[.B29]+1" office:value-type="float" office:value="12" calcext:value-type="float">
            <text:p>12</text:p>
          </table:table-cell>
          <table:table-cell table:formula="of:=([.$C$8]*([.$C$6]*0.01)*[.$C$7]*0.5*([.B30]^2))*100" office:value-type="float" office:value="432" calcext:value-type="float">
            <text:p>432</text:p>
          </table:table-cell>
          <table:table-cell table:formula="of:=[.$C$12]"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B31]*2.236" office:value-type="float" office:value="29.068" calcext:value-type="float">
            <text:p>29.068</text:p>
          </table:table-cell>
          <table:table-cell table:formula="of:=[.B30]+1" office:value-type="float" office:value="13" calcext:value-type="float">
            <text:p>13</text:p>
          </table:table-cell>
          <table:table-cell table:formula="of:=([.$C$8]*([.$C$6]*0.01)*[.$C$7]*0.5*([.B31]^2))*100" office:value-type="float" office:value="507" calcext:value-type="float">
            <text:p>507</text:p>
          </table:table-cell>
          <table:table-cell table:formula="of:=[.$C$12]"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B32]*2.236" office:value-type="float" office:value="31.304" calcext:value-type="float">
            <text:p>31.304</text:p>
          </table:table-cell>
          <table:table-cell table:formula="of:=[.B31]+1" office:value-type="float" office:value="14" calcext:value-type="float">
            <text:p>14</text:p>
          </table:table-cell>
          <table:table-cell table:formula="of:=([.$C$8]*([.$C$6]*0.01)*[.$C$7]*0.5*([.B32]^2))*100" office:value-type="float" office:value="588" calcext:value-type="float">
            <text:p>588</text:p>
          </table:table-cell>
          <table:table-cell table:formula="of:=[.$C$12]" office:value-type="float" office:value="228" calcext:value-type="float">
            <text:p>228</text:p>
          </table:table-cell>
          <table:table-cell table:number-columns-repeated="3"/>
          <table:table-cell office:value-type="string" calcext:value-type="string">
            <text:p><text:span text:style-name="T2">Approximate</text:span> V speeds</text:p>
          </table:table-cell>
          <table:table-cell/>
        </table:table-row>
        <table:table-row table:style-name="ro1">
          <table:table-cell table:formula="of:=[.B33]*2.236" office:value-type="float" office:value="33.54" calcext:value-type="float">
            <text:p>33.54</text:p>
          </table:table-cell>
          <table:table-cell table:formula="of:=[.B32]+1" office:value-type="float" office:value="15" calcext:value-type="float">
            <text:p>15</text:p>
          </table:table-cell>
          <table:table-cell table:formula="of:=([.$C$8]*([.$C$6]*0.01)*[.$C$7]*0.5*([.B33]^2))*100" office:value-type="float" office:value="675" calcext:value-type="float">
            <text:p>675</text:p>
          </table:table-cell>
          <table:table-cell table:formula="of:=[.D32]" office:value-type="float" office:value="228" calcext:value-type="float">
            <text:p>228</text:p>
          </table:table-cell>
          <table:table-cell table:number-columns-repeated="3"/>
          <table:table-cell office:value-type="string" calcext:value-type="string">
            <text:p>Stall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Takeoff</text:p>
          </table:table-cell>
          <table:table-cell table:style-name="ce73" table:formula="of:=&quot;6-7&quot;" office:value-type="string" office:string-value="6-7" calcext:value-type="string">
            <text:p>6-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5"/>
          <table:table-cell table:style-name="ce4"/>
        </table:table-row>
        <table:table-row table:style-name="ro1">
          <table:table-cell table:formula="of:=[.B37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9]*([.$C$6]*0.01)*[.$C$7]*0.5*([.B37]^2))*100" office:value-type="float" office:value="0" calcext:value-type="float">
            <text:p>0</text:p>
          </table:table-cell>
          <table:table-cell table:number-columns-repeated="5"/>
          <table:table-cell table:style-name="ce4"/>
        </table:table-row>
        <table:table-row table:style-name="ro1">
          <table:table-cell table:formula="of:=[.B38]*2.236" office:value-type="float" office:value="2.236" calcext:value-type="float">
            <text:p>2.236</text:p>
          </table:table-cell>
          <table:table-cell table:formula="of:=[.B37]+1" office:value-type="float" office:value="1" calcext:value-type="float">
            <text:p>1</text:p>
          </table:table-cell>
          <table:table-cell table:formula="of:=([.$C$9]*([.$C$6]*0.01)*[.$C$7]*0.5*([.B38]^2))*100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formula="of:=[.B39]*2.236" office:value-type="float" office:value="4.472" calcext:value-type="float">
            <text:p>4.472</text:p>
          </table:table-cell>
          <table:table-cell table:formula="of:=[.B38]+1" office:value-type="float" office:value="2" calcext:value-type="float">
            <text:p>2</text:p>
          </table:table-cell>
          <table:table-cell table:formula="of:=([.$C$9]*([.$C$6]*0.01)*[.$C$7]*0.5*([.B39]^2))*100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[.B40]*2.236" office:value-type="float" office:value="6.708" calcext:value-type="float">
            <text:p>6.708</text:p>
          </table:table-cell>
          <table:table-cell table:formula="of:=[.B39]+1" office:value-type="float" office:value="3" calcext:value-type="float">
            <text:p>3</text:p>
          </table:table-cell>
          <table:table-cell table:formula="of:=([.$C$9]*([.$C$6]*0.01)*[.$C$7]*0.5*([.B40]^2))*100" office:value-type="float" office:value="40.5" calcext:value-type="float">
            <text:p>40.5</text:p>
          </table:table-cell>
          <table:table-cell table:number-columns-repeated="6"/>
        </table:table-row>
        <table:table-row table:style-name="ro1">
          <table:table-cell table:formula="of:=[.B41]*2.236" office:value-type="float" office:value="8.944" calcext:value-type="float">
            <text:p>8.944</text:p>
          </table:table-cell>
          <table:table-cell table:formula="of:=[.B40]+1" office:value-type="float" office:value="4" calcext:value-type="float">
            <text:p>4</text:p>
          </table:table-cell>
          <table:table-cell table:formula="of:=([.$C$9]*([.$C$6]*0.01)*[.$C$7]*0.5*([.B41]^2))*100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formula="of:=[.B42]*2.236" office:value-type="float" office:value="11.18" calcext:value-type="float">
            <text:p>11.18</text:p>
          </table:table-cell>
          <table:table-cell table:formula="of:=[.B41]+1" office:value-type="float" office:value="5" calcext:value-type="float">
            <text:p>5</text:p>
          </table:table-cell>
          <table:table-cell table:formula="of:=([.$C$9]*([.$C$6]*0.01)*[.$C$7]*0.5*([.B42]^2))*100" office:value-type="float" office:value="112.5" calcext:value-type="float">
            <text:p>112.5</text:p>
          </table:table-cell>
          <table:table-cell table:number-columns-repeated="6"/>
        </table:table-row>
        <table:table-row table:style-name="ro1">
          <table:table-cell table:formula="of:=[.B43]*2.236" office:value-type="float" office:value="13.416" calcext:value-type="float">
            <text:p>13.416</text:p>
          </table:table-cell>
          <table:table-cell table:formula="of:=[.B42]+1" office:value-type="float" office:value="6" calcext:value-type="float">
            <text:p>6</text:p>
          </table:table-cell>
          <table:table-cell table:formula="of:=([.$C$9]*([.$C$6]*0.01)*[.$C$7]*0.5*([.B43]^2))*100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formula="of:=[.B44]*2.236" office:value-type="float" office:value="15.652" calcext:value-type="float">
            <text:p>15.652</text:p>
          </table:table-cell>
          <table:table-cell table:formula="of:=[.B43]+1" office:value-type="float" office:value="7" calcext:value-type="float">
            <text:p>7</text:p>
          </table:table-cell>
          <table:table-cell table:formula="of:=([.$C$9]*([.$C$6]*0.01)*[.$C$7]*0.5*([.B44]^2))*100" office:value-type="float" office:value="220.5" calcext:value-type="float">
            <text:p>220.5</text:p>
          </table:table-cell>
          <table:table-cell table:number-columns-repeated="6"/>
        </table:table-row>
        <table:table-row table:style-name="ro1">
          <table:table-cell table:formula="of:=[.B45]*2.236" office:value-type="float" office:value="17.888" calcext:value-type="float">
            <text:p>17.888</text:p>
          </table:table-cell>
          <table:table-cell table:formula="of:=[.B44]+1" office:value-type="float" office:value="8" calcext:value-type="float">
            <text:p>8</text:p>
          </table:table-cell>
          <table:table-cell table:formula="of:=([.$C$9]*([.$C$6]*0.01)*[.$C$7]*0.5*([.B45]^2))*100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formula="of:=[.B46]*2.236" office:value-type="float" office:value="20.124" calcext:value-type="float">
            <text:p>20.124</text:p>
          </table:table-cell>
          <table:table-cell table:formula="of:=[.B45]+1" office:value-type="float" office:value="9" calcext:value-type="float">
            <text:p>9</text:p>
          </table:table-cell>
          <table:table-cell table:formula="of:=([.$C$9]*([.$C$6]*0.01)*[.$C$7]*0.5*([.B46]^2))*100" office:value-type="float" office:value="364.5" calcext:value-type="float">
            <text:p>364.5</text:p>
          </table:table-cell>
          <table:table-cell table:number-columns-repeated="6"/>
        </table:table-row>
        <table:table-row table:style-name="ro1">
          <table:table-cell table:formula="of:=[.B47]*2.236" office:value-type="float" office:value="22.36" calcext:value-type="float">
            <text:p>22.36</text:p>
          </table:table-cell>
          <table:table-cell table:formula="of:=[.B46]+1" office:value-type="float" office:value="10" calcext:value-type="float">
            <text:p>10</text:p>
          </table:table-cell>
          <table:table-cell table:formula="of:=([.$C$9]*([.$C$6]*0.01)*[.$C$7]*0.5*([.B47]^2))*100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formula="of:=[.B48]*2.236" office:value-type="float" office:value="24.596" calcext:value-type="float">
            <text:p>24.596</text:p>
          </table:table-cell>
          <table:table-cell table:formula="of:=[.B47]+1" office:value-type="float" office:value="11" calcext:value-type="float">
            <text:p>11</text:p>
          </table:table-cell>
          <table:table-cell table:formula="of:=([.$C$9]*([.$C$6]*0.01)*[.$C$7]*0.5*([.B48]^2))*100" office:value-type="float" office:value="544.5" calcext:value-type="float">
            <text:p>544.5</text:p>
          </table:table-cell>
          <table:table-cell table:number-columns-repeated="6"/>
        </table:table-row>
        <table:table-row table:style-name="ro1">
          <table:table-cell table:formula="of:=[.B49]*2.236" office:value-type="float" office:value="26.832" calcext:value-type="float">
            <text:p>26.832</text:p>
          </table:table-cell>
          <table:table-cell table:formula="of:=[.B48]+1" office:value-type="float" office:value="12" calcext:value-type="float">
            <text:p>12</text:p>
          </table:table-cell>
          <table:table-cell table:formula="of:=([.$C$9]*([.$C$6]*0.01)*[.$C$7]*0.5*([.B49]^2))*100"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table:formula="of:=[.B50]*2.236" office:value-type="float" office:value="29.068" calcext:value-type="float">
            <text:p>29.068</text:p>
          </table:table-cell>
          <table:table-cell table:formula="of:=[.B49]+1" office:value-type="float" office:value="13" calcext:value-type="float">
            <text:p>13</text:p>
          </table:table-cell>
          <table:table-cell table:formula="of:=([.$C$9]*([.$C$6]*0.01)*[.$C$7]*0.5*([.B50]^2))*100" office:value-type="float" office:value="760.5" calcext:value-type="float">
            <text:p>760.5</text:p>
          </table:table-cell>
          <table:table-cell table:number-columns-repeated="6"/>
        </table:table-row>
        <table:table-row table:style-name="ro1">
          <table:table-cell table:formula="of:=[.B51]*2.236" office:value-type="float" office:value="31.304" calcext:value-type="float">
            <text:p>31.304</text:p>
          </table:table-cell>
          <table:table-cell table:formula="of:=[.B50]+1" office:value-type="float" office:value="14" calcext:value-type="float">
            <text:p>14</text:p>
          </table:table-cell>
          <table:table-cell table:formula="of:=([.$C$9]*([.$C$6]*0.01)*[.$C$7]*0.5*([.B51]^2))*100"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formula="of:=[.B52]*2.236" office:value-type="float" office:value="33.54" calcext:value-type="float">
            <text:p>33.54</text:p>
          </table:table-cell>
          <table:table-cell table:formula="of:=[.B51]+1" office:value-type="float" office:value="15" calcext:value-type="float">
            <text:p>15</text:p>
          </table:table-cell>
          <table:table-cell table:formula="of:=([.$C$9]*([.$C$6]*0.01)*[.$C$7]*0.5*([.B52]^2))*100" office:value-type="float" office:value="1012.5" calcext:value-type="float">
            <text:p>1012.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6"/>
        </table:table-row>
        <table:table-row table:style-name="ro1">
          <table:table-cell table:formula="of:=[.B56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10]*([.$C$6]*0.01)*[.$C$7]*0.5*([.B56]^2))*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B57]*2.236" office:value-type="float" office:value="2.236" calcext:value-type="float">
            <text:p>2.236</text:p>
          </table:table-cell>
          <table:table-cell table:formula="of:=[.B56]+1" office:value-type="float" office:value="1" calcext:value-type="float">
            <text:p>1</text:p>
          </table:table-cell>
          <table:table-cell table:formula="of:=([.$C$10]*([.$C$6]*0.01)*[.$C$7]*0.5*([.B57]^2))*100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table:formula="of:=[.B58]*2.236" office:value-type="float" office:value="4.472" calcext:value-type="float">
            <text:p>4.472</text:p>
          </table:table-cell>
          <table:table-cell table:formula="of:=[.B57]+1" office:value-type="float" office:value="2" calcext:value-type="float">
            <text:p>2</text:p>
          </table:table-cell>
          <table:table-cell table:formula="of:=([.$C$10]*([.$C$6]*0.01)*[.$C$7]*0.5*([.B58]^2))*100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B59]*2.236" office:value-type="float" office:value="6.708" calcext:value-type="float">
            <text:p>6.708</text:p>
          </table:table-cell>
          <table:table-cell table:formula="of:=[.B58]+1" office:value-type="float" office:value="3" calcext:value-type="float">
            <text:p>3</text:p>
          </table:table-cell>
          <table:table-cell table:formula="of:=([.$C$10]*([.$C$6]*0.01)*[.$C$7]*0.5*([.B59]^2))*100" office:value-type="float" office:value="67.5" calcext:value-type="float">
            <text:p>67.5</text:p>
          </table:table-cell>
          <table:table-cell table:number-columns-repeated="6"/>
        </table:table-row>
        <table:table-row table:style-name="ro1">
          <table:table-cell table:formula="of:=[.B60]*2.236" office:value-type="float" office:value="8.944" calcext:value-type="float">
            <text:p>8.944</text:p>
          </table:table-cell>
          <table:table-cell table:formula="of:=[.B59]+1" office:value-type="float" office:value="4" calcext:value-type="float">
            <text:p>4</text:p>
          </table:table-cell>
          <table:table-cell table:formula="of:=([.$C$10]*([.$C$6]*0.01)*[.$C$7]*0.5*([.B60]^2))*100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formula="of:=[.B61]*2.236" office:value-type="float" office:value="11.18" calcext:value-type="float">
            <text:p>11.18</text:p>
          </table:table-cell>
          <table:table-cell table:formula="of:=[.B60]+1" office:value-type="float" office:value="5" calcext:value-type="float">
            <text:p>5</text:p>
          </table:table-cell>
          <table:table-cell table:formula="of:=([.$C$10]*([.$C$6]*0.01)*[.$C$7]*0.5*([.B61]^2))*100" office:value-type="float" office:value="187.5" calcext:value-type="float">
            <text:p>187.5</text:p>
          </table:table-cell>
          <table:table-cell table:number-columns-repeated="6"/>
        </table:table-row>
        <table:table-row table:style-name="ro1">
          <table:table-cell table:formula="of:=[.B62]*2.236" office:value-type="float" office:value="13.416" calcext:value-type="float">
            <text:p>13.416</text:p>
          </table:table-cell>
          <table:table-cell table:formula="of:=[.B61]+1" office:value-type="float" office:value="6" calcext:value-type="float">
            <text:p>6</text:p>
          </table:table-cell>
          <table:table-cell table:formula="of:=([.$C$10]*([.$C$6]*0.01)*[.$C$7]*0.5*([.B62]^2))*100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table:formula="of:=[.B63]*2.236" office:value-type="float" office:value="15.652" calcext:value-type="float">
            <text:p>15.652</text:p>
          </table:table-cell>
          <table:table-cell table:formula="of:=[.B62]+1" office:value-type="float" office:value="7" calcext:value-type="float">
            <text:p>7</text:p>
          </table:table-cell>
          <table:table-cell table:formula="of:=([.$C$10]*([.$C$6]*0.01)*[.$C$7]*0.5*([.B63]^2))*100" office:value-type="float" office:value="367.5" calcext:value-type="float">
            <text:p>367.5</text:p>
          </table:table-cell>
          <table:table-cell table:number-columns-repeated="6"/>
        </table:table-row>
        <table:table-row table:style-name="ro1">
          <table:table-cell table:formula="of:=[.B64]*2.236" office:value-type="float" office:value="17.888" calcext:value-type="float">
            <text:p>17.888</text:p>
          </table:table-cell>
          <table:table-cell table:formula="of:=[.B63]+1" office:value-type="float" office:value="8" calcext:value-type="float">
            <text:p>8</text:p>
          </table:table-cell>
          <table:table-cell table:formula="of:=([.$C$10]*([.$C$6]*0.01)*[.$C$7]*0.5*([.B64]^2))*10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B65]*2.236" office:value-type="float" office:value="20.124" calcext:value-type="float">
            <text:p>20.124</text:p>
          </table:table-cell>
          <table:table-cell table:formula="of:=[.B64]+1" office:value-type="float" office:value="9" calcext:value-type="float">
            <text:p>9</text:p>
          </table:table-cell>
          <table:table-cell table:formula="of:=([.$C$10]*([.$C$6]*0.01)*[.$C$7]*0.5*([.B65]^2))*100" office:value-type="float" office:value="607.5" calcext:value-type="float">
            <text:p>607.5</text:p>
          </table:table-cell>
          <table:table-cell table:number-columns-repeated="6"/>
        </table:table-row>
        <table:table-row table:style-name="ro1">
          <table:table-cell table:formula="of:=[.B66]*2.236" office:value-type="float" office:value="22.36" calcext:value-type="float">
            <text:p>22.36</text:p>
          </table:table-cell>
          <table:table-cell table:formula="of:=[.B65]+1" office:value-type="float" office:value="10" calcext:value-type="float">
            <text:p>10</text:p>
          </table:table-cell>
          <table:table-cell table:formula="of:=([.$C$10]*([.$C$6]*0.01)*[.$C$7]*0.5*([.B66]^2))*100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formula="of:=[.B67]*2.236" office:value-type="float" office:value="24.596" calcext:value-type="float">
            <text:p>24.596</text:p>
          </table:table-cell>
          <table:table-cell table:formula="of:=[.B66]+1" office:value-type="float" office:value="11" calcext:value-type="float">
            <text:p>11</text:p>
          </table:table-cell>
          <table:table-cell table:formula="of:=([.$C$10]*([.$C$6]*0.01)*[.$C$7]*0.5*([.B67]^2))*100" office:value-type="float" office:value="907.5" calcext:value-type="float">
            <text:p>907.5</text:p>
          </table:table-cell>
          <table:table-cell table:number-columns-repeated="6"/>
        </table:table-row>
        <table:table-row table:style-name="ro1">
          <table:table-cell table:formula="of:=[.B68]*2.236" office:value-type="float" office:value="26.832" calcext:value-type="float">
            <text:p>26.832</text:p>
          </table:table-cell>
          <table:table-cell table:formula="of:=[.B67]+1" office:value-type="float" office:value="12" calcext:value-type="float">
            <text:p>12</text:p>
          </table:table-cell>
          <table:table-cell table:formula="of:=([.$C$10]*([.$C$6]*0.01)*[.$C$7]*0.5*([.B68]^2))*100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formula="of:=[.B69]*2.236" office:value-type="float" office:value="29.068" calcext:value-type="float">
            <text:p>29.068</text:p>
          </table:table-cell>
          <table:table-cell table:formula="of:=[.B68]+1" office:value-type="float" office:value="13" calcext:value-type="float">
            <text:p>13</text:p>
          </table:table-cell>
          <table:table-cell table:formula="of:=([.$C$10]*([.$C$6]*0.01)*[.$C$7]*0.5*([.B69]^2))*100" office:value-type="float" office:value="1267.5" calcext:value-type="float">
            <text:p>1267.5</text:p>
          </table:table-cell>
          <table:table-cell table:number-columns-repeated="6"/>
        </table:table-row>
        <table:table-row table:style-name="ro1">
          <table:table-cell table:formula="of:=[.B70]*2.236" office:value-type="float" office:value="31.304" calcext:value-type="float">
            <text:p>31.304</text:p>
          </table:table-cell>
          <table:table-cell table:formula="of:=[.B69]+1" office:value-type="float" office:value="14" calcext:value-type="float">
            <text:p>14</text:p>
          </table:table-cell>
          <table:table-cell table:formula="of:=([.$C$10]*([.$C$6]*0.01)*[.$C$7]*0.5*([.B70]^2))*100" office:value-type="float" office:value="1470" calcext:value-type="float">
            <text:p>1470</text:p>
          </table:table-cell>
          <table:table-cell table:number-columns-repeated="6"/>
        </table:table-row>
        <table:table-row table:style-name="ro1">
          <table:table-cell table:formula="of:=[.B71]*2.236" office:value-type="float" office:value="33.54" calcext:value-type="float">
            <text:p>33.54</text:p>
          </table:table-cell>
          <table:table-cell table:formula="of:=[.B70]+1" office:value-type="float" office:value="15" calcext:value-type="float">
            <text:p>15</text:p>
          </table:table-cell>
          <table:table-cell table:formula="of:=([.$C$10]*([.$C$6]*0.01)*[.$C$7]*0.5*([.B71]^2))*100" office:value-type="float" office:value="1687.5" calcext:value-type="float">
            <text:p>1687.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6"/>
        </table:table-row>
        <table:table-row table:style-name="ro1">
          <table:table-cell table:formula="of:=[.B75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11]*([.$C$6]*0.01)*[.$C$7]*0.5*([.B75]^2))*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B76]*2.236" office:value-type="float" office:value="2.236" calcext:value-type="float">
            <text:p>2.236</text:p>
          </table:table-cell>
          <table:table-cell table:formula="of:=[.B75]+1" office:value-type="float" office:value="1" calcext:value-type="float">
            <text:p>1</text:p>
          </table:table-cell>
          <table:table-cell table:formula="of:=([.$C$11]*([.$C$6]*0.01)*[.$C$7]*0.5*([.B76]^2))*100" office:value-type="float" office:value="9.75" calcext:value-type="float">
            <text:p>9.75</text:p>
          </table:table-cell>
          <table:table-cell table:number-columns-repeated="6"/>
        </table:table-row>
        <table:table-row table:style-name="ro1">
          <table:table-cell table:formula="of:=[.B77]*2.236" office:value-type="float" office:value="4.472" calcext:value-type="float">
            <text:p>4.472</text:p>
          </table:table-cell>
          <table:table-cell table:formula="of:=[.B76]+1" office:value-type="float" office:value="2" calcext:value-type="float">
            <text:p>2</text:p>
          </table:table-cell>
          <table:table-cell table:formula="of:=([.$C$11]*([.$C$6]*0.01)*[.$C$7]*0.5*([.B77]^2))*100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B78]*2.236" office:value-type="float" office:value="6.708" calcext:value-type="float">
            <text:p>6.708</text:p>
          </table:table-cell>
          <table:table-cell table:formula="of:=[.B77]+1" office:value-type="float" office:value="3" calcext:value-type="float">
            <text:p>3</text:p>
          </table:table-cell>
          <table:table-cell table:formula="of:=([.$C$11]*([.$C$6]*0.01)*[.$C$7]*0.5*([.B78]^2))*100" office:value-type="float" office:value="87.75" calcext:value-type="float">
            <text:p>87.75</text:p>
          </table:table-cell>
          <table:table-cell table:number-columns-repeated="6"/>
        </table:table-row>
        <table:table-row table:style-name="ro1">
          <table:table-cell table:formula="of:=[.B79]*2.236" office:value-type="float" office:value="8.944" calcext:value-type="float">
            <text:p>8.944</text:p>
          </table:table-cell>
          <table:table-cell table:formula="of:=[.B78]+1" office:value-type="float" office:value="4" calcext:value-type="float">
            <text:p>4</text:p>
          </table:table-cell>
          <table:table-cell table:formula="of:=([.$C$11]*([.$C$6]*0.01)*[.$C$7]*0.5*([.B79]^2))*100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B80]*2.236" office:value-type="float" office:value="11.18" calcext:value-type="float">
            <text:p>11.18</text:p>
          </table:table-cell>
          <table:table-cell table:formula="of:=[.B79]+1" office:value-type="float" office:value="5" calcext:value-type="float">
            <text:p>5</text:p>
          </table:table-cell>
          <table:table-cell table:formula="of:=([.$C$11]*([.$C$6]*0.01)*[.$C$7]*0.5*([.B80]^2))*100" office:value-type="float" office:value="243.75" calcext:value-type="float">
            <text:p>243.75</text:p>
          </table:table-cell>
          <table:table-cell table:number-columns-repeated="6"/>
        </table:table-row>
        <table:table-row table:style-name="ro1">
          <table:table-cell table:formula="of:=[.B81]*2.236" office:value-type="float" office:value="13.416" calcext:value-type="float">
            <text:p>13.416</text:p>
          </table:table-cell>
          <table:table-cell table:formula="of:=[.B80]+1" office:value-type="float" office:value="6" calcext:value-type="float">
            <text:p>6</text:p>
          </table:table-cell>
          <table:table-cell table:formula="of:=([.$C$11]*([.$C$6]*0.01)*[.$C$7]*0.5*([.B81]^2))*100" office:value-type="float" office:value="351" calcext:value-type="float">
            <text:p>351</text:p>
          </table:table-cell>
          <table:table-cell table:number-columns-repeated="6"/>
        </table:table-row>
        <table:table-row table:style-name="ro1">
          <table:table-cell table:formula="of:=[.B82]*2.236" office:value-type="float" office:value="15.652" calcext:value-type="float">
            <text:p>15.652</text:p>
          </table:table-cell>
          <table:table-cell table:formula="of:=[.B81]+1" office:value-type="float" office:value="7" calcext:value-type="float">
            <text:p>7</text:p>
          </table:table-cell>
          <table:table-cell table:formula="of:=([.$C$11]*([.$C$6]*0.01)*[.$C$7]*0.5*([.B82]^2))*100" office:value-type="float" office:value="477.75" calcext:value-type="float">
            <text:p>477.75</text:p>
          </table:table-cell>
          <table:table-cell table:number-columns-repeated="6"/>
        </table:table-row>
        <table:table-row table:style-name="ro1">
          <table:table-cell table:formula="of:=[.B83]*2.236" office:value-type="float" office:value="17.888" calcext:value-type="float">
            <text:p>17.888</text:p>
          </table:table-cell>
          <table:table-cell table:formula="of:=[.B82]+1" office:value-type="float" office:value="8" calcext:value-type="float">
            <text:p>8</text:p>
          </table:table-cell>
          <table:table-cell table:formula="of:=([.$C$11]*([.$C$6]*0.01)*[.$C$7]*0.5*([.B83]^2))*100"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table:formula="of:=[.B84]*2.236" office:value-type="float" office:value="20.124" calcext:value-type="float">
            <text:p>20.124</text:p>
          </table:table-cell>
          <table:table-cell table:formula="of:=[.B83]+1" office:value-type="float" office:value="9" calcext:value-type="float">
            <text:p>9</text:p>
          </table:table-cell>
          <table:table-cell table:formula="of:=([.$C$11]*([.$C$6]*0.01)*[.$C$7]*0.5*([.B84]^2))*100" office:value-type="float" office:value="789.75" calcext:value-type="float">
            <text:p>789.75</text:p>
          </table:table-cell>
          <table:table-cell table:number-columns-repeated="6"/>
        </table:table-row>
        <table:table-row table:style-name="ro1">
          <table:table-cell table:formula="of:=[.B85]*2.236" office:value-type="float" office:value="22.36" calcext:value-type="float">
            <text:p>22.36</text:p>
          </table:table-cell>
          <table:table-cell table:formula="of:=[.B84]+1" office:value-type="float" office:value="10" calcext:value-type="float">
            <text:p>10</text:p>
          </table:table-cell>
          <table:table-cell table:formula="of:=([.$C$11]*([.$C$6]*0.01)*[.$C$7]*0.5*([.B85]^2))*100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formula="of:=[.B86]*2.236" office:value-type="float" office:value="24.596" calcext:value-type="float">
            <text:p>24.596</text:p>
          </table:table-cell>
          <table:table-cell table:formula="of:=[.B85]+1" office:value-type="float" office:value="11" calcext:value-type="float">
            <text:p>11</text:p>
          </table:table-cell>
          <table:table-cell table:formula="of:=([.$C$11]*([.$C$6]*0.01)*[.$C$7]*0.5*([.B86]^2))*100" office:value-type="float" office:value="1179.75" calcext:value-type="float">
            <text:p>1179.75</text:p>
          </table:table-cell>
          <table:table-cell table:number-columns-repeated="6"/>
        </table:table-row>
        <table:table-row table:style-name="ro1">
          <table:table-cell table:formula="of:=[.B87]*2.236" office:value-type="float" office:value="26.832" calcext:value-type="float">
            <text:p>26.832</text:p>
          </table:table-cell>
          <table:table-cell table:formula="of:=[.B86]+1" office:value-type="float" office:value="12" calcext:value-type="float">
            <text:p>12</text:p>
          </table:table-cell>
          <table:table-cell table:formula="of:=([.$C$11]*([.$C$6]*0.01)*[.$C$7]*0.5*([.B87]^2))*100"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formula="of:=[.B88]*2.236" office:value-type="float" office:value="29.068" calcext:value-type="float">
            <text:p>29.068</text:p>
          </table:table-cell>
          <table:table-cell table:formula="of:=[.B87]+1" office:value-type="float" office:value="13" calcext:value-type="float">
            <text:p>13</text:p>
          </table:table-cell>
          <table:table-cell table:formula="of:=([.$C$11]*([.$C$6]*0.01)*[.$C$7]*0.5*([.B88]^2))*100" office:value-type="float" office:value="1647.75" calcext:value-type="float">
            <text:p>1647.75</text:p>
          </table:table-cell>
          <table:table-cell table:number-columns-repeated="6"/>
        </table:table-row>
        <table:table-row table:style-name="ro1">
          <table:table-cell table:formula="of:=[.B89]*2.236" office:value-type="float" office:value="31.304" calcext:value-type="float">
            <text:p>31.304</text:p>
          </table:table-cell>
          <table:table-cell table:formula="of:=[.B88]+1" office:value-type="float" office:value="14" calcext:value-type="float">
            <text:p>14</text:p>
          </table:table-cell>
          <table:table-cell table:formula="of:=([.$C$11]*([.$C$6]*0.01)*[.$C$7]*0.5*([.B89]^2))*100" office:value-type="float" office:value="1911" calcext:value-type="float">
            <text:p>1911</text:p>
          </table:table-cell>
          <table:table-cell table:number-columns-repeated="6"/>
        </table:table-row>
        <table:table-row table:style-name="ro1">
          <table:table-cell table:formula="of:=[.B90]*2.236" office:value-type="float" office:value="33.54" calcext:value-type="float">
            <text:p>33.54</text:p>
          </table:table-cell>
          <table:table-cell table:formula="of:=[.B89]+1" office:value-type="float" office:value="15" calcext:value-type="float">
            <text:p>15</text:p>
          </table:table-cell>
          <table:table-cell table:formula="of:=([.$C$11]*([.$C$6]*0.01)*[.$C$7]*0.5*([.B90]^2))*100" office:value-type="float" office:value="2193.75" calcext:value-type="float">
            <text:p>2193.75</text:p>
          </table:table-cell>
          <table:table-cell table:number-columns-repeated="6"/>
        </table:table-row>
      </table:table>
      <table:table table:name="Lift Simulation ++" table:style-name="ta1">
        <office:forms form:automatic-focus="false" form:apply-design-mode="false"/>
        <table:shapes>
          <draw:frame draw:z-index="0" draw:style-name="gr1" draw:text-style-name="P1" svg:width="241.62mm" svg:height="118.8mm" svg:x="227.98mm" svg:y="36.12mm">
            <draw:object draw:notify-on-update-of-ranges="'Lift Simulation ++'.F18:'Lift Simulation ++'.F28 'Lift Simulation ++'.I18:'Lift Simulation ++'.I28 'Lift Simulation ++'.I37:'Lift Simulation ++'.I47 'Lift Simulation ++'.I56:'Lift Simulation ++'.I66 'Lift Simulation ++'.I75:'Lift Simulation ++'.I85 'Lift Simulation ++'.D18:'Lift Simulation ++'.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ce4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1" office:value-type="string" calcext:value-type="string" table:number-columns-spanned="3" table:number-rows-spanned="2">
            <text:p>CLARK Y</text:p>
          </table:table-cell>
          <table:covered-table-cell table:number-columns-repeated="2" table:style-name="Default"/>
          <table:table-cell/>
          <table:table-cell table:style-name="ce81" office:value-type="string" calcext:value-type="string" table:number-columns-spanned="3" table:number-rows-spanned="2">
            <text:p>FLAT FOIL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covered-table-cell/>
          <table:covered-table-cell table:number-columns-repeated="2" table:style-name="Default"/>
          <table:table-cell/>
          <table:covered-table-cell/>
          <table:covered-table-cell table:number-columns-repeated="2"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ng Area</text:p>
          </table:table-cell>
          <table:table-cell table:style-name="Default" table:formula="of:=8*1.2" office:value-type="float" office:value="9.6" calcext:value-type="float">
            <text:p>9.6</text:p>
          </table:table-cell>
          <table:table-cell table:style-name="Default" office:value-type="string" calcext:value-type="string">
            <text:p>dm²</text:p>
          </table:table-cell>
          <table:table-cell/>
          <table:table-cell office:value-type="string" calcext:value-type="string">
            <text:p>Wing Area</text:p>
          </table:table-cell>
          <table:table-cell table:style-name="Default" table:formula="of:=0.4*8" office:value-type="float" office:value="3.2" calcext:value-type="float">
            <text:p>3.2</text:p>
          </table:table-cell>
          <table:table-cell table:style-name="Default" office:value-type="string" calcext:value-type="string">
            <text:p>dm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 Density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string" calcext:value-type="string">
            <text:p>kg/m³</text:p>
          </table:table-cell>
          <table:table-cell/>
          <table:table-cell office:value-type="string" calcext:value-type="string">
            <text:p>Air Density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string" calcext:value-type="string">
            <text:p>kg/m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ent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string" calcext:value-type="string">
            <text:p>@ -2</text:p>
          </table:table-cell>
          <table:table-cell/>
          <table:table-cell office:value-type="string" calcext:value-type="string">
            <text:p>Coefficent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string" calcext:value-type="string">
            <text:p>@ 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ent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string" calcext:value-type="string">
            <text:p>@ 0</text:p>
          </table:table-cell>
          <table:table-cell/>
          <table:table-cell office:value-type="string" calcext:value-type="string">
            <text:p>Coefficent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string" calcext:value-type="string">
            <text:p>@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e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@ 4</text:p>
          </table:table-cell>
          <table:table-cell/>
          <table:table-cell office:value-type="string" calcext:value-type="string">
            <text:p>Coeffice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@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ent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string" calcext:value-type="string">
            <text:p>@ 8</text:p>
          </table:table-cell>
          <table:table-cell/>
          <table:table-cell office:value-type="string" calcext:value-type="string">
            <text:p>Coefficent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@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g</text:p>
          </table:table-cell>
          <table:table-cell/>
          <table:table-cell office:value-type="string" calcext:value-type="string">
            <text:p>Weight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g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/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2"/>
        </table:table-row>
        <table:table-row table:style-name="ro1">
          <table:table-cell table:formula="of:=[.B18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8]*([.$B$6]*0.01)*[.$B$7]*0.5*([.B18]^2))*100" office:value-type="float" office:value="0" calcext:value-type="float">
            <text:p>0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18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F$8]*([.$F$6]*0.01)*[.$F$7]*0.5*([.F18]^2))*100" office:value-type="float" office:value="0" calcext:value-type="float">
            <text:p>0</text:p>
          </table:table-cell>
          <table:table-cell/>
          <table:table-cell table:formula="of:=[.C18]+[.G18]" office:value-type="float" office:value="0" calcext:value-type="float">
            <text:p>0</text:p>
          </table:table-cell>
        </table:table-row>
        <table:table-row table:style-name="ro1">
          <table:table-cell table:formula="of:=[.B19]*2.236" office:value-type="float" office:value="2.236" calcext:value-type="float">
            <text:p>2.236</text:p>
          </table:table-cell>
          <table:table-cell table:formula="of:=[.B18]+1" office:value-type="float" office:value="1" calcext:value-type="float">
            <text:p>1</text:p>
          </table:table-cell>
          <table:table-cell table:formula="of:=([.$B$8]*([.$B$6]*0.01)*[.$B$7]*0.5*([.B19]^2))*100" office:value-type="float" office:value="2.304" calcext:value-type="float">
            <text:p>2.30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19]*2.236" office:value-type="float" office:value="2.236" calcext:value-type="float">
            <text:p>2.236</text:p>
          </table:table-cell>
          <table:table-cell table:formula="of:=[.F18]+1" office:value-type="float" office:value="1" calcext:value-type="float">
            <text:p>1</text:p>
          </table:table-cell>
          <table:table-cell table:formula="of:=([.$F$8]*([.$F$6]*0.01)*[.$F$7]*0.5*([.F19]^2))*100" office:value-type="float" office:value="2.688" calcext:value-type="float">
            <text:p>2.688</text:p>
          </table:table-cell>
          <table:table-cell/>
          <table:table-cell table:formula="of:=[.C19]+[.G19]" office:value-type="float" office:value="4.992" calcext:value-type="float">
            <text:p>4.992</text:p>
          </table:table-cell>
        </table:table-row>
        <table:table-row table:style-name="ro1">
          <table:table-cell table:formula="of:=[.B20]*2.236" office:value-type="float" office:value="4.472" calcext:value-type="float">
            <text:p>4.472</text:p>
          </table:table-cell>
          <table:table-cell table:formula="of:=[.B19]+1" office:value-type="float" office:value="2" calcext:value-type="float">
            <text:p>2</text:p>
          </table:table-cell>
          <table:table-cell table:formula="of:=([.$B$8]*([.$B$6]*0.01)*[.$B$7]*0.5*([.B20]^2))*100" office:value-type="float" office:value="9.216" calcext:value-type="float">
            <text:p>9.21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0]*2.236" office:value-type="float" office:value="4.472" calcext:value-type="float">
            <text:p>4.472</text:p>
          </table:table-cell>
          <table:table-cell table:formula="of:=[.F19]+1" office:value-type="float" office:value="2" calcext:value-type="float">
            <text:p>2</text:p>
          </table:table-cell>
          <table:table-cell table:formula="of:=([.$F$8]*([.$F$6]*0.01)*[.$F$7]*0.5*([.F20]^2))*100" office:value-type="float" office:value="10.752" calcext:value-type="float">
            <text:p>10.752</text:p>
          </table:table-cell>
          <table:table-cell/>
          <table:table-cell table:formula="of:=[.C20]+[.G20]" office:value-type="float" office:value="19.968" calcext:value-type="float">
            <text:p>19.968</text:p>
          </table:table-cell>
        </table:table-row>
        <table:table-row table:style-name="ro1">
          <table:table-cell table:formula="of:=[.B21]*2.236" office:value-type="float" office:value="6.708" calcext:value-type="float">
            <text:p>6.708</text:p>
          </table:table-cell>
          <table:table-cell table:formula="of:=[.B20]+1" office:value-type="float" office:value="3" calcext:value-type="float">
            <text:p>3</text:p>
          </table:table-cell>
          <table:table-cell table:formula="of:=([.$B$8]*([.$B$6]*0.01)*[.$B$7]*0.5*([.B21]^2))*100" office:value-type="float" office:value="20.736" calcext:value-type="float">
            <text:p>20.73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1]*2.236" office:value-type="float" office:value="6.708" calcext:value-type="float">
            <text:p>6.708</text:p>
          </table:table-cell>
          <table:table-cell table:formula="of:=[.F20]+1" office:value-type="float" office:value="3" calcext:value-type="float">
            <text:p>3</text:p>
          </table:table-cell>
          <table:table-cell table:formula="of:=([.$F$8]*([.$F$6]*0.01)*[.$F$7]*0.5*([.F21]^2))*100" office:value-type="float" office:value="24.192" calcext:value-type="float">
            <text:p>24.192</text:p>
          </table:table-cell>
          <table:table-cell/>
          <table:table-cell table:formula="of:=[.C21]+[.G21]" office:value-type="float" office:value="44.928" calcext:value-type="float">
            <text:p>44.928</text:p>
          </table:table-cell>
        </table:table-row>
        <table:table-row table:style-name="ro1">
          <table:table-cell table:formula="of:=[.B22]*2.236" office:value-type="float" office:value="8.944" calcext:value-type="float">
            <text:p>8.944</text:p>
          </table:table-cell>
          <table:table-cell table:formula="of:=[.B21]+1" office:value-type="float" office:value="4" calcext:value-type="float">
            <text:p>4</text:p>
          </table:table-cell>
          <table:table-cell table:formula="of:=([.$B$8]*([.$B$6]*0.01)*[.$B$7]*0.5*([.B22]^2))*100" office:value-type="float" office:value="36.864" calcext:value-type="float">
            <text:p>36.86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2]*2.236" office:value-type="float" office:value="8.944" calcext:value-type="float">
            <text:p>8.944</text:p>
          </table:table-cell>
          <table:table-cell table:formula="of:=[.F21]+1" office:value-type="float" office:value="4" calcext:value-type="float">
            <text:p>4</text:p>
          </table:table-cell>
          <table:table-cell table:formula="of:=([.$F$8]*([.$F$6]*0.01)*[.$F$7]*0.5*([.F22]^2))*100" office:value-type="float" office:value="43.008" calcext:value-type="float">
            <text:p>43.008</text:p>
          </table:table-cell>
          <table:table-cell/>
          <table:table-cell table:formula="of:=[.C22]+[.G22]" office:value-type="float" office:value="79.872" calcext:value-type="float">
            <text:p>79.872</text:p>
          </table:table-cell>
        </table:table-row>
        <table:table-row table:style-name="ro1">
          <table:table-cell table:formula="of:=[.B23]*2.236" office:value-type="float" office:value="11.18" calcext:value-type="float">
            <text:p>11.18</text:p>
          </table:table-cell>
          <table:table-cell table:formula="of:=[.B22]+1" office:value-type="float" office:value="5" calcext:value-type="float">
            <text:p>5</text:p>
          </table:table-cell>
          <table:table-cell table:formula="of:=([.$B$8]*([.$B$6]*0.01)*[.$B$7]*0.5*([.B23]^2))*100" office:value-type="float" office:value="57.6" calcext:value-type="float">
            <text:p>57.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3]*2.236" office:value-type="float" office:value="11.18" calcext:value-type="float">
            <text:p>11.18</text:p>
          </table:table-cell>
          <table:table-cell table:formula="of:=[.F22]+1" office:value-type="float" office:value="5" calcext:value-type="float">
            <text:p>5</text:p>
          </table:table-cell>
          <table:table-cell table:formula="of:=([.$F$8]*([.$F$6]*0.01)*[.$F$7]*0.5*([.F23]^2))*100" office:value-type="float" office:value="67.2" calcext:value-type="float">
            <text:p>67.2</text:p>
          </table:table-cell>
          <table:table-cell/>
          <table:table-cell table:formula="of:=[.C23]+[.G23]" office:value-type="float" office:value="124.8" calcext:value-type="float">
            <text:p>124.8</text:p>
          </table:table-cell>
        </table:table-row>
        <table:table-row table:style-name="ro1">
          <table:table-cell table:formula="of:=[.B24]*2.236" office:value-type="float" office:value="13.416" calcext:value-type="float">
            <text:p>13.416</text:p>
          </table:table-cell>
          <table:table-cell table:formula="of:=[.B23]+1" office:value-type="float" office:value="6" calcext:value-type="float">
            <text:p>6</text:p>
          </table:table-cell>
          <table:table-cell table:formula="of:=([.$B$8]*([.$B$6]*0.01)*[.$B$7]*0.5*([.B24]^2))*100" office:value-type="float" office:value="82.944" calcext:value-type="float">
            <text:p>82.94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4]*2.236" office:value-type="float" office:value="13.416" calcext:value-type="float">
            <text:p>13.416</text:p>
          </table:table-cell>
          <table:table-cell table:formula="of:=[.F23]+1" office:value-type="float" office:value="6" calcext:value-type="float">
            <text:p>6</text:p>
          </table:table-cell>
          <table:table-cell table:formula="of:=([.$F$8]*([.$F$6]*0.01)*[.$F$7]*0.5*([.F24]^2))*100" office:value-type="float" office:value="96.768" calcext:value-type="float">
            <text:p>96.768</text:p>
          </table:table-cell>
          <table:table-cell/>
          <table:table-cell table:formula="of:=[.C24]+[.G24]" office:value-type="float" office:value="179.712" calcext:value-type="float">
            <text:p>179.712</text:p>
          </table:table-cell>
        </table:table-row>
        <table:table-row table:style-name="ro1">
          <table:table-cell table:formula="of:=[.B25]*2.236" office:value-type="float" office:value="15.652" calcext:value-type="float">
            <text:p>15.652</text:p>
          </table:table-cell>
          <table:table-cell table:formula="of:=[.B24]+1" office:value-type="float" office:value="7" calcext:value-type="float">
            <text:p>7</text:p>
          </table:table-cell>
          <table:table-cell table:formula="of:=([.$B$8]*([.$B$6]*0.01)*[.$B$7]*0.5*([.B25]^2))*100" office:value-type="float" office:value="112.896" calcext:value-type="float">
            <text:p>112.89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5]*2.236" office:value-type="float" office:value="15.652" calcext:value-type="float">
            <text:p>15.652</text:p>
          </table:table-cell>
          <table:table-cell table:formula="of:=[.F24]+1" office:value-type="float" office:value="7" calcext:value-type="float">
            <text:p>7</text:p>
          </table:table-cell>
          <table:table-cell table:formula="of:=([.$F$8]*([.$F$6]*0.01)*[.$F$7]*0.5*([.F25]^2))*100" office:value-type="float" office:value="131.712" calcext:value-type="float">
            <text:p>131.712</text:p>
          </table:table-cell>
          <table:table-cell/>
          <table:table-cell table:formula="of:=[.C25]+[.G25]" office:value-type="float" office:value="244.608" calcext:value-type="float">
            <text:p>244.608</text:p>
          </table:table-cell>
        </table:table-row>
        <table:table-row table:style-name="ro1">
          <table:table-cell table:formula="of:=[.B26]*2.236" office:value-type="float" office:value="17.888" calcext:value-type="float">
            <text:p>17.888</text:p>
          </table:table-cell>
          <table:table-cell table:formula="of:=[.B25]+1" office:value-type="float" office:value="8" calcext:value-type="float">
            <text:p>8</text:p>
          </table:table-cell>
          <table:table-cell table:formula="of:=([.$B$8]*([.$B$6]*0.01)*[.$B$7]*0.5*([.B26]^2))*100" office:value-type="float" office:value="147.456" calcext:value-type="float">
            <text:p>147.45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6]*2.236" office:value-type="float" office:value="17.888" calcext:value-type="float">
            <text:p>17.888</text:p>
          </table:table-cell>
          <table:table-cell table:formula="of:=[.F25]+1" office:value-type="float" office:value="8" calcext:value-type="float">
            <text:p>8</text:p>
          </table:table-cell>
          <table:table-cell table:formula="of:=([.$F$8]*([.$F$6]*0.01)*[.$F$7]*0.5*([.F26]^2))*100" office:value-type="float" office:value="172.032" calcext:value-type="float">
            <text:p>172.032</text:p>
          </table:table-cell>
          <table:table-cell/>
          <table:table-cell table:formula="of:=[.C26]+[.G26]" office:value-type="float" office:value="319.488" calcext:value-type="float">
            <text:p>319.488</text:p>
          </table:table-cell>
        </table:table-row>
        <table:table-row table:style-name="ro1">
          <table:table-cell table:formula="of:=[.B27]*2.236" office:value-type="float" office:value="20.124" calcext:value-type="float">
            <text:p>20.124</text:p>
          </table:table-cell>
          <table:table-cell table:formula="of:=[.B26]+1" office:value-type="float" office:value="9" calcext:value-type="float">
            <text:p>9</text:p>
          </table:table-cell>
          <table:table-cell table:formula="of:=([.$B$8]*([.$B$6]*0.01)*[.$B$7]*0.5*([.B27]^2))*100" office:value-type="float" office:value="186.624" calcext:value-type="float">
            <text:p>186.62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7]*2.236" office:value-type="float" office:value="20.124" calcext:value-type="float">
            <text:p>20.124</text:p>
          </table:table-cell>
          <table:table-cell table:formula="of:=[.F26]+1" office:value-type="float" office:value="9" calcext:value-type="float">
            <text:p>9</text:p>
          </table:table-cell>
          <table:table-cell table:formula="of:=([.$F$8]*([.$F$6]*0.01)*[.$F$7]*0.5*([.F27]^2))*100" office:value-type="float" office:value="217.728" calcext:value-type="float">
            <text:p>217.728</text:p>
          </table:table-cell>
          <table:table-cell/>
          <table:table-cell table:formula="of:=[.C27]+[.G27]" office:value-type="float" office:value="404.352" calcext:value-type="float">
            <text:p>404.352</text:p>
          </table:table-cell>
        </table:table-row>
        <table:table-row table:style-name="ro1">
          <table:table-cell table:formula="of:=[.B28]*2.236" office:value-type="float" office:value="22.36" calcext:value-type="float">
            <text:p>22.36</text:p>
          </table:table-cell>
          <table:table-cell table:formula="of:=[.B27]+1" office:value-type="float" office:value="10" calcext:value-type="float">
            <text:p>10</text:p>
          </table:table-cell>
          <table:table-cell table:formula="of:=([.$B$8]*([.$B$6]*0.01)*[.$B$7]*0.5*([.B28]^2))*100" office:value-type="float" office:value="230.4" calcext:value-type="float">
            <text:p>230.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8]*2.236" office:value-type="float" office:value="22.36" calcext:value-type="float">
            <text:p>22.36</text:p>
          </table:table-cell>
          <table:table-cell table:formula="of:=[.F27]+1" office:value-type="float" office:value="10" calcext:value-type="float">
            <text:p>10</text:p>
          </table:table-cell>
          <table:table-cell table:formula="of:=([.$F$8]*([.$F$6]*0.01)*[.$F$7]*0.5*([.F28]^2))*100" office:value-type="float" office:value="268.8" calcext:value-type="float">
            <text:p>268.8</text:p>
          </table:table-cell>
          <table:table-cell/>
          <table:table-cell table:formula="of:=[.C28]+[.G28]" office:value-type="float" office:value="499.2" calcext:value-type="float">
            <text:p>499.2</text:p>
          </table:table-cell>
        </table:table-row>
        <table:table-row table:style-name="ro1">
          <table:table-cell table:formula="of:=[.B29]*2.236" office:value-type="float" office:value="24.596" calcext:value-type="float">
            <text:p>24.596</text:p>
          </table:table-cell>
          <table:table-cell table:formula="of:=[.B28]+1" office:value-type="float" office:value="11" calcext:value-type="float">
            <text:p>11</text:p>
          </table:table-cell>
          <table:table-cell table:formula="of:=([.$B$8]*([.$B$6]*0.01)*[.$B$7]*0.5*([.B29]^2))*100" office:value-type="float" office:value="278.784" calcext:value-type="float">
            <text:p>278.78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29]*2.236" office:value-type="float" office:value="24.596" calcext:value-type="float">
            <text:p>24.596</text:p>
          </table:table-cell>
          <table:table-cell table:formula="of:=[.F28]+1" office:value-type="float" office:value="11" calcext:value-type="float">
            <text:p>11</text:p>
          </table:table-cell>
          <table:table-cell table:formula="of:=([.$F$8]*([.$F$6]*0.01)*[.$F$7]*0.5*([.F29]^2))*100" office:value-type="float" office:value="325.248" calcext:value-type="float">
            <text:p>325.248</text:p>
          </table:table-cell>
          <table:table-cell/>
          <table:table-cell table:formula="of:=[.C29]+[.G29]" office:value-type="float" office:value="604.032" calcext:value-type="float">
            <text:p>604.032</text:p>
          </table:table-cell>
        </table:table-row>
        <table:table-row table:style-name="ro1">
          <table:table-cell table:formula="of:=[.B30]*2.236" office:value-type="float" office:value="26.832" calcext:value-type="float">
            <text:p>26.832</text:p>
          </table:table-cell>
          <table:table-cell table:formula="of:=[.B29]+1" office:value-type="float" office:value="12" calcext:value-type="float">
            <text:p>12</text:p>
          </table:table-cell>
          <table:table-cell table:formula="of:=([.$B$8]*([.$B$6]*0.01)*[.$B$7]*0.5*([.B30]^2))*100" office:value-type="float" office:value="331.776" calcext:value-type="float">
            <text:p>331.77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30]*2.236" office:value-type="float" office:value="26.832" calcext:value-type="float">
            <text:p>26.832</text:p>
          </table:table-cell>
          <table:table-cell table:formula="of:=[.F29]+1" office:value-type="float" office:value="12" calcext:value-type="float">
            <text:p>12</text:p>
          </table:table-cell>
          <table:table-cell table:formula="of:=([.$F$8]*([.$F$6]*0.01)*[.$F$7]*0.5*([.F30]^2))*100" office:value-type="float" office:value="387.072" calcext:value-type="float">
            <text:p>387.072</text:p>
          </table:table-cell>
          <table:table-cell/>
          <table:table-cell table:formula="of:=[.C30]+[.G30]" office:value-type="float" office:value="718.848" calcext:value-type="float">
            <text:p>718.848</text:p>
          </table:table-cell>
        </table:table-row>
        <table:table-row table:style-name="ro1">
          <table:table-cell table:formula="of:=[.B31]*2.236" office:value-type="float" office:value="29.068" calcext:value-type="float">
            <text:p>29.068</text:p>
          </table:table-cell>
          <table:table-cell table:formula="of:=[.B30]+1" office:value-type="float" office:value="13" calcext:value-type="float">
            <text:p>13</text:p>
          </table:table-cell>
          <table:table-cell table:formula="of:=([.$B$8]*([.$B$6]*0.01)*[.$B$7]*0.5*([.B31]^2))*100" office:value-type="float" office:value="389.376" calcext:value-type="float">
            <text:p>389.376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31]*2.236" office:value-type="float" office:value="29.068" calcext:value-type="float">
            <text:p>29.068</text:p>
          </table:table-cell>
          <table:table-cell table:formula="of:=[.F30]+1" office:value-type="float" office:value="13" calcext:value-type="float">
            <text:p>13</text:p>
          </table:table-cell>
          <table:table-cell table:formula="of:=([.$F$8]*([.$F$6]*0.01)*[.$F$7]*0.5*([.F31]^2))*100" office:value-type="float" office:value="454.272" calcext:value-type="float">
            <text:p>454.272</text:p>
          </table:table-cell>
          <table:table-cell/>
          <table:table-cell table:formula="of:=[.C31]+[.G31]" office:value-type="float" office:value="843.648" calcext:value-type="float">
            <text:p>843.648</text:p>
          </table:table-cell>
        </table:table-row>
        <table:table-row table:style-name="ro1">
          <table:table-cell table:formula="of:=[.B32]*2.236" office:value-type="float" office:value="31.304" calcext:value-type="float">
            <text:p>31.304</text:p>
          </table:table-cell>
          <table:table-cell table:formula="of:=[.B31]+1" office:value-type="float" office:value="14" calcext:value-type="float">
            <text:p>14</text:p>
          </table:table-cell>
          <table:table-cell table:formula="of:=([.$B$8]*([.$B$6]*0.01)*[.$B$7]*0.5*([.B32]^2))*100" office:value-type="float" office:value="451.584" calcext:value-type="float">
            <text:p>451.58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32]*2.236" office:value-type="float" office:value="31.304" calcext:value-type="float">
            <text:p>31.304</text:p>
          </table:table-cell>
          <table:table-cell table:formula="of:=[.F31]+1" office:value-type="float" office:value="14" calcext:value-type="float">
            <text:p>14</text:p>
          </table:table-cell>
          <table:table-cell table:formula="of:=([.$F$8]*([.$F$6]*0.01)*[.$F$7]*0.5*([.F32]^2))*100" office:value-type="float" office:value="526.848" calcext:value-type="float">
            <text:p>526.848</text:p>
          </table:table-cell>
          <table:table-cell/>
          <table:table-cell table:formula="of:=[.C32]+[.G32]" office:value-type="float" office:value="978.432" calcext:value-type="float">
            <text:p>978.432</text:p>
          </table:table-cell>
        </table:table-row>
        <table:table-row table:style-name="ro1">
          <table:table-cell table:formula="of:=[.B33]*2.236" office:value-type="float" office:value="33.54" calcext:value-type="float">
            <text:p>33.54</text:p>
          </table:table-cell>
          <table:table-cell table:formula="of:=[.B32]+1" office:value-type="float" office:value="15" calcext:value-type="float">
            <text:p>15</text:p>
          </table:table-cell>
          <table:table-cell table:formula="of:=([.$B$8]*([.$B$6]*0.01)*[.$B$7]*0.5*([.B33]^2))*100" office:value-type="float" office:value="518.4" calcext:value-type="float">
            <text:p>518.4</text:p>
          </table:table-cell>
          <table:table-cell table:formula="of:=[.$B$12]" office:value-type="float" office:value="228" calcext:value-type="float">
            <text:p>228</text:p>
          </table:table-cell>
          <table:table-cell table:formula="of:=[.F33]*2.236" office:value-type="float" office:value="33.54" calcext:value-type="float">
            <text:p>33.54</text:p>
          </table:table-cell>
          <table:table-cell table:formula="of:=[.F32]+1" office:value-type="float" office:value="15" calcext:value-type="float">
            <text:p>15</text:p>
          </table:table-cell>
          <table:table-cell table:formula="of:=([.$F$8]*([.$F$6]*0.01)*[.$F$7]*0.5*([.F33]^2))*100" office:value-type="float" office:value="604.8" calcext:value-type="float">
            <text:p>604.8</text:p>
          </table:table-cell>
          <table:table-cell/>
          <table:table-cell table:formula="of:=[.C33]+[.G33]" office:value-type="float" office:value="1123.2" calcext:value-type="float">
            <text:p>1123.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/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/>
          <table:table-cell table:style-name="ce4"/>
        </table:table-row>
        <table:table-row table:style-name="ro1">
          <table:table-cell table:formula="of:=[.B37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9]*([.$B$6]*0.01)*[.$B$7]*0.5*([.B37]^2))*100" office:value-type="float" office:value="0" calcext:value-type="float">
            <text:p>0</text:p>
          </table:table-cell>
          <table:table-cell/>
          <table:table-cell table:formula="of:=[.F37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F$9]*([.$F$6]*0.01)*[.$F$7]*0.5*([.F37]^2))*100" office:value-type="float" office:value="0" calcext:value-type="float">
            <text:p>0</text:p>
          </table:table-cell>
          <table:table-cell/>
          <table:table-cell table:formula="of:=[.C37]+[.G37]" office:value-type="float" office:value="0" calcext:value-type="float">
            <text:p>0</text:p>
          </table:table-cell>
        </table:table-row>
        <table:table-row table:style-name="ro1">
          <table:table-cell table:formula="of:=[.B38]*2.236" office:value-type="float" office:value="2.236" calcext:value-type="float">
            <text:p>2.236</text:p>
          </table:table-cell>
          <table:table-cell table:formula="of:=[.B37]+1" office:value-type="float" office:value="1" calcext:value-type="float">
            <text:p>1</text:p>
          </table:table-cell>
          <table:table-cell table:formula="of:=([.$B$9]*([.$B$6]*0.01)*[.$B$7]*0.5*([.B38]^2))*100" office:value-type="float" office:value="3.456" calcext:value-type="float">
            <text:p>3.456</text:p>
          </table:table-cell>
          <table:table-cell/>
          <table:table-cell table:formula="of:=[.F38]*2.236" office:value-type="float" office:value="2.236" calcext:value-type="float">
            <text:p>2.236</text:p>
          </table:table-cell>
          <table:table-cell table:formula="of:=[.F37]+1" office:value-type="float" office:value="1" calcext:value-type="float">
            <text:p>1</text:p>
          </table:table-cell>
          <table:table-cell table:formula="of:=([.$F$9]*([.$F$6]*0.01)*[.$F$7]*0.5*([.F38]^2))*100" office:value-type="float" office:value="3.072" calcext:value-type="float">
            <text:p>3.072</text:p>
          </table:table-cell>
          <table:table-cell/>
          <table:table-cell table:formula="of:=[.C38]+[.G38]" office:value-type="float" office:value="6.528" calcext:value-type="float">
            <text:p>6.528</text:p>
          </table:table-cell>
        </table:table-row>
        <table:table-row table:style-name="ro1">
          <table:table-cell table:formula="of:=[.B39]*2.236" office:value-type="float" office:value="4.472" calcext:value-type="float">
            <text:p>4.472</text:p>
          </table:table-cell>
          <table:table-cell table:formula="of:=[.B38]+1" office:value-type="float" office:value="2" calcext:value-type="float">
            <text:p>2</text:p>
          </table:table-cell>
          <table:table-cell table:formula="of:=([.$B$9]*([.$B$6]*0.01)*[.$B$7]*0.5*([.B39]^2))*100" office:value-type="float" office:value="13.824" calcext:value-type="float">
            <text:p>13.824</text:p>
          </table:table-cell>
          <table:table-cell/>
          <table:table-cell table:formula="of:=[.F39]*2.236" office:value-type="float" office:value="4.472" calcext:value-type="float">
            <text:p>4.472</text:p>
          </table:table-cell>
          <table:table-cell table:formula="of:=[.F38]+1" office:value-type="float" office:value="2" calcext:value-type="float">
            <text:p>2</text:p>
          </table:table-cell>
          <table:table-cell table:formula="of:=([.$F$9]*([.$F$6]*0.01)*[.$F$7]*0.5*([.F39]^2))*100" office:value-type="float" office:value="12.288" calcext:value-type="float">
            <text:p>12.288</text:p>
          </table:table-cell>
          <table:table-cell/>
          <table:table-cell table:formula="of:=[.C39]+[.G39]" office:value-type="float" office:value="26.112" calcext:value-type="float">
            <text:p>26.112</text:p>
          </table:table-cell>
        </table:table-row>
        <table:table-row table:style-name="ro1">
          <table:table-cell table:formula="of:=[.B40]*2.236" office:value-type="float" office:value="6.708" calcext:value-type="float">
            <text:p>6.708</text:p>
          </table:table-cell>
          <table:table-cell table:formula="of:=[.B39]+1" office:value-type="float" office:value="3" calcext:value-type="float">
            <text:p>3</text:p>
          </table:table-cell>
          <table:table-cell table:formula="of:=([.$B$9]*([.$B$6]*0.01)*[.$B$7]*0.5*([.B40]^2))*100" office:value-type="float" office:value="31.104" calcext:value-type="float">
            <text:p>31.104</text:p>
          </table:table-cell>
          <table:table-cell/>
          <table:table-cell table:formula="of:=[.F40]*2.236" office:value-type="float" office:value="6.708" calcext:value-type="float">
            <text:p>6.708</text:p>
          </table:table-cell>
          <table:table-cell table:formula="of:=[.F39]+1" office:value-type="float" office:value="3" calcext:value-type="float">
            <text:p>3</text:p>
          </table:table-cell>
          <table:table-cell table:formula="of:=([.$F$9]*([.$F$6]*0.01)*[.$F$7]*0.5*([.F40]^2))*100" office:value-type="float" office:value="27.648" calcext:value-type="float">
            <text:p>27.648</text:p>
          </table:table-cell>
          <table:table-cell/>
          <table:table-cell table:formula="of:=[.C40]+[.G40]" office:value-type="float" office:value="58.752" calcext:value-type="float">
            <text:p>58.752</text:p>
          </table:table-cell>
        </table:table-row>
        <table:table-row table:style-name="ro1">
          <table:table-cell table:formula="of:=[.B41]*2.236" office:value-type="float" office:value="8.944" calcext:value-type="float">
            <text:p>8.944</text:p>
          </table:table-cell>
          <table:table-cell table:formula="of:=[.B40]+1" office:value-type="float" office:value="4" calcext:value-type="float">
            <text:p>4</text:p>
          </table:table-cell>
          <table:table-cell table:formula="of:=([.$B$9]*([.$B$6]*0.01)*[.$B$7]*0.5*([.B41]^2))*100" office:value-type="float" office:value="55.296" calcext:value-type="float">
            <text:p>55.296</text:p>
          </table:table-cell>
          <table:table-cell/>
          <table:table-cell table:formula="of:=[.F41]*2.236" office:value-type="float" office:value="8.944" calcext:value-type="float">
            <text:p>8.944</text:p>
          </table:table-cell>
          <table:table-cell table:formula="of:=[.F40]+1" office:value-type="float" office:value="4" calcext:value-type="float">
            <text:p>4</text:p>
          </table:table-cell>
          <table:table-cell table:formula="of:=([.$F$9]*([.$F$6]*0.01)*[.$F$7]*0.5*([.F41]^2))*100" office:value-type="float" office:value="49.152" calcext:value-type="float">
            <text:p>49.152</text:p>
          </table:table-cell>
          <table:table-cell/>
          <table:table-cell table:formula="of:=[.C41]+[.G41]" office:value-type="float" office:value="104.448" calcext:value-type="float">
            <text:p>104.448</text:p>
          </table:table-cell>
        </table:table-row>
        <table:table-row table:style-name="ro1">
          <table:table-cell table:formula="of:=[.B42]*2.236" office:value-type="float" office:value="11.18" calcext:value-type="float">
            <text:p>11.18</text:p>
          </table:table-cell>
          <table:table-cell table:formula="of:=[.B41]+1" office:value-type="float" office:value="5" calcext:value-type="float">
            <text:p>5</text:p>
          </table:table-cell>
          <table:table-cell table:formula="of:=([.$B$9]*([.$B$6]*0.01)*[.$B$7]*0.5*([.B42]^2))*100" office:value-type="float" office:value="86.4" calcext:value-type="float">
            <text:p>86.4</text:p>
          </table:table-cell>
          <table:table-cell/>
          <table:table-cell table:formula="of:=[.F42]*2.236" office:value-type="float" office:value="11.18" calcext:value-type="float">
            <text:p>11.18</text:p>
          </table:table-cell>
          <table:table-cell table:formula="of:=[.F41]+1" office:value-type="float" office:value="5" calcext:value-type="float">
            <text:p>5</text:p>
          </table:table-cell>
          <table:table-cell table:formula="of:=([.$F$9]*([.$F$6]*0.01)*[.$F$7]*0.5*([.F42]^2))*100" office:value-type="float" office:value="76.8" calcext:value-type="float">
            <text:p>76.8</text:p>
          </table:table-cell>
          <table:table-cell/>
          <table:table-cell table:formula="of:=[.C42]+[.G42]" office:value-type="float" office:value="163.2" calcext:value-type="float">
            <text:p>163.2</text:p>
          </table:table-cell>
        </table:table-row>
        <table:table-row table:style-name="ro1">
          <table:table-cell table:formula="of:=[.B43]*2.236" office:value-type="float" office:value="13.416" calcext:value-type="float">
            <text:p>13.416</text:p>
          </table:table-cell>
          <table:table-cell table:formula="of:=[.B42]+1" office:value-type="float" office:value="6" calcext:value-type="float">
            <text:p>6</text:p>
          </table:table-cell>
          <table:table-cell table:formula="of:=([.$B$9]*([.$B$6]*0.01)*[.$B$7]*0.5*([.B43]^2))*100" office:value-type="float" office:value="124.416" calcext:value-type="float">
            <text:p>124.416</text:p>
          </table:table-cell>
          <table:table-cell/>
          <table:table-cell table:formula="of:=[.F43]*2.236" office:value-type="float" office:value="13.416" calcext:value-type="float">
            <text:p>13.416</text:p>
          </table:table-cell>
          <table:table-cell table:formula="of:=[.F42]+1" office:value-type="float" office:value="6" calcext:value-type="float">
            <text:p>6</text:p>
          </table:table-cell>
          <table:table-cell table:formula="of:=([.$F$9]*([.$F$6]*0.01)*[.$F$7]*0.5*([.F43]^2))*100" office:value-type="float" office:value="110.592" calcext:value-type="float">
            <text:p>110.592</text:p>
          </table:table-cell>
          <table:table-cell/>
          <table:table-cell table:formula="of:=[.C43]+[.G43]" office:value-type="float" office:value="235.008" calcext:value-type="float">
            <text:p>235.008</text:p>
          </table:table-cell>
        </table:table-row>
        <table:table-row table:style-name="ro1">
          <table:table-cell table:formula="of:=[.B44]*2.236" office:value-type="float" office:value="15.652" calcext:value-type="float">
            <text:p>15.652</text:p>
          </table:table-cell>
          <table:table-cell table:formula="of:=[.B43]+1" office:value-type="float" office:value="7" calcext:value-type="float">
            <text:p>7</text:p>
          </table:table-cell>
          <table:table-cell table:formula="of:=([.$B$9]*([.$B$6]*0.01)*[.$B$7]*0.5*([.B44]^2))*100" office:value-type="float" office:value="169.344" calcext:value-type="float">
            <text:p>169.344</text:p>
          </table:table-cell>
          <table:table-cell/>
          <table:table-cell table:formula="of:=[.F44]*2.236" office:value-type="float" office:value="15.652" calcext:value-type="float">
            <text:p>15.652</text:p>
          </table:table-cell>
          <table:table-cell table:formula="of:=[.F43]+1" office:value-type="float" office:value="7" calcext:value-type="float">
            <text:p>7</text:p>
          </table:table-cell>
          <table:table-cell table:formula="of:=([.$F$9]*([.$F$6]*0.01)*[.$F$7]*0.5*([.F44]^2))*100" office:value-type="float" office:value="150.528" calcext:value-type="float">
            <text:p>150.528</text:p>
          </table:table-cell>
          <table:table-cell/>
          <table:table-cell table:formula="of:=[.C44]+[.G44]" office:value-type="float" office:value="319.872" calcext:value-type="float">
            <text:p>319.872</text:p>
          </table:table-cell>
        </table:table-row>
        <table:table-row table:style-name="ro1">
          <table:table-cell table:formula="of:=[.B45]*2.236" office:value-type="float" office:value="17.888" calcext:value-type="float">
            <text:p>17.888</text:p>
          </table:table-cell>
          <table:table-cell table:formula="of:=[.B44]+1" office:value-type="float" office:value="8" calcext:value-type="float">
            <text:p>8</text:p>
          </table:table-cell>
          <table:table-cell table:formula="of:=([.$B$9]*([.$B$6]*0.01)*[.$B$7]*0.5*([.B45]^2))*100" office:value-type="float" office:value="221.184" calcext:value-type="float">
            <text:p>221.184</text:p>
          </table:table-cell>
          <table:table-cell/>
          <table:table-cell table:formula="of:=[.F45]*2.236" office:value-type="float" office:value="17.888" calcext:value-type="float">
            <text:p>17.888</text:p>
          </table:table-cell>
          <table:table-cell table:formula="of:=[.F44]+1" office:value-type="float" office:value="8" calcext:value-type="float">
            <text:p>8</text:p>
          </table:table-cell>
          <table:table-cell table:formula="of:=([.$F$9]*([.$F$6]*0.01)*[.$F$7]*0.5*([.F45]^2))*100" office:value-type="float" office:value="196.608" calcext:value-type="float">
            <text:p>196.608</text:p>
          </table:table-cell>
          <table:table-cell/>
          <table:table-cell table:formula="of:=[.C45]+[.G45]" office:value-type="float" office:value="417.792" calcext:value-type="float">
            <text:p>417.792</text:p>
          </table:table-cell>
        </table:table-row>
        <table:table-row table:style-name="ro1">
          <table:table-cell table:formula="of:=[.B46]*2.236" office:value-type="float" office:value="20.124" calcext:value-type="float">
            <text:p>20.124</text:p>
          </table:table-cell>
          <table:table-cell table:formula="of:=[.B45]+1" office:value-type="float" office:value="9" calcext:value-type="float">
            <text:p>9</text:p>
          </table:table-cell>
          <table:table-cell table:formula="of:=([.$B$9]*([.$B$6]*0.01)*[.$B$7]*0.5*([.B46]^2))*100" office:value-type="float" office:value="279.936" calcext:value-type="float">
            <text:p>279.936</text:p>
          </table:table-cell>
          <table:table-cell/>
          <table:table-cell table:formula="of:=[.F46]*2.236" office:value-type="float" office:value="20.124" calcext:value-type="float">
            <text:p>20.124</text:p>
          </table:table-cell>
          <table:table-cell table:formula="of:=[.F45]+1" office:value-type="float" office:value="9" calcext:value-type="float">
            <text:p>9</text:p>
          </table:table-cell>
          <table:table-cell table:formula="of:=([.$F$9]*([.$F$6]*0.01)*[.$F$7]*0.5*([.F46]^2))*100" office:value-type="float" office:value="248.832" calcext:value-type="float">
            <text:p>248.832</text:p>
          </table:table-cell>
          <table:table-cell/>
          <table:table-cell table:formula="of:=[.C46]+[.G46]" office:value-type="float" office:value="528.768" calcext:value-type="float">
            <text:p>528.768</text:p>
          </table:table-cell>
        </table:table-row>
        <table:table-row table:style-name="ro1">
          <table:table-cell table:formula="of:=[.B47]*2.236" office:value-type="float" office:value="22.36" calcext:value-type="float">
            <text:p>22.36</text:p>
          </table:table-cell>
          <table:table-cell table:formula="of:=[.B46]+1" office:value-type="float" office:value="10" calcext:value-type="float">
            <text:p>10</text:p>
          </table:table-cell>
          <table:table-cell table:formula="of:=([.$B$9]*([.$B$6]*0.01)*[.$B$7]*0.5*([.B47]^2))*100" office:value-type="float" office:value="345.6" calcext:value-type="float">
            <text:p>345.6</text:p>
          </table:table-cell>
          <table:table-cell/>
          <table:table-cell table:formula="of:=[.F47]*2.236" office:value-type="float" office:value="22.36" calcext:value-type="float">
            <text:p>22.36</text:p>
          </table:table-cell>
          <table:table-cell table:formula="of:=[.F46]+1" office:value-type="float" office:value="10" calcext:value-type="float">
            <text:p>10</text:p>
          </table:table-cell>
          <table:table-cell table:formula="of:=([.$F$9]*([.$F$6]*0.01)*[.$F$7]*0.5*([.F47]^2))*100" office:value-type="float" office:value="307.2" calcext:value-type="float">
            <text:p>307.2</text:p>
          </table:table-cell>
          <table:table-cell/>
          <table:table-cell table:formula="of:=[.C47]+[.G47]" office:value-type="float" office:value="652.8" calcext:value-type="float">
            <text:p>652.8</text:p>
          </table:table-cell>
        </table:table-row>
        <table:table-row table:style-name="ro1">
          <table:table-cell table:formula="of:=[.B48]*2.236" office:value-type="float" office:value="24.596" calcext:value-type="float">
            <text:p>24.596</text:p>
          </table:table-cell>
          <table:table-cell table:formula="of:=[.B47]+1" office:value-type="float" office:value="11" calcext:value-type="float">
            <text:p>11</text:p>
          </table:table-cell>
          <table:table-cell table:formula="of:=([.$B$9]*([.$B$6]*0.01)*[.$B$7]*0.5*([.B48]^2))*100" office:value-type="float" office:value="418.176" calcext:value-type="float">
            <text:p>418.176</text:p>
          </table:table-cell>
          <table:table-cell/>
          <table:table-cell table:formula="of:=[.F48]*2.236" office:value-type="float" office:value="24.596" calcext:value-type="float">
            <text:p>24.596</text:p>
          </table:table-cell>
          <table:table-cell table:formula="of:=[.F47]+1" office:value-type="float" office:value="11" calcext:value-type="float">
            <text:p>11</text:p>
          </table:table-cell>
          <table:table-cell table:formula="of:=([.$F$9]*([.$F$6]*0.01)*[.$F$7]*0.5*([.F48]^2))*100" office:value-type="float" office:value="371.712" calcext:value-type="float">
            <text:p>371.712</text:p>
          </table:table-cell>
          <table:table-cell/>
          <table:table-cell table:formula="of:=[.C48]+[.G48]" office:value-type="float" office:value="789.888" calcext:value-type="float">
            <text:p>789.888</text:p>
          </table:table-cell>
        </table:table-row>
        <table:table-row table:style-name="ro1">
          <table:table-cell table:formula="of:=[.B49]*2.236" office:value-type="float" office:value="26.832" calcext:value-type="float">
            <text:p>26.832</text:p>
          </table:table-cell>
          <table:table-cell table:formula="of:=[.B48]+1" office:value-type="float" office:value="12" calcext:value-type="float">
            <text:p>12</text:p>
          </table:table-cell>
          <table:table-cell table:formula="of:=([.$B$9]*([.$B$6]*0.01)*[.$B$7]*0.5*([.B49]^2))*100" office:value-type="float" office:value="497.664" calcext:value-type="float">
            <text:p>497.664</text:p>
          </table:table-cell>
          <table:table-cell/>
          <table:table-cell table:formula="of:=[.F49]*2.236" office:value-type="float" office:value="26.832" calcext:value-type="float">
            <text:p>26.832</text:p>
          </table:table-cell>
          <table:table-cell table:formula="of:=[.F48]+1" office:value-type="float" office:value="12" calcext:value-type="float">
            <text:p>12</text:p>
          </table:table-cell>
          <table:table-cell table:formula="of:=([.$F$9]*([.$F$6]*0.01)*[.$F$7]*0.5*([.F49]^2))*100" office:value-type="float" office:value="442.368" calcext:value-type="float">
            <text:p>442.368</text:p>
          </table:table-cell>
          <table:table-cell/>
          <table:table-cell table:formula="of:=[.C49]+[.G49]" office:value-type="float" office:value="940.032" calcext:value-type="float">
            <text:p>940.032</text:p>
          </table:table-cell>
        </table:table-row>
        <table:table-row table:style-name="ro1">
          <table:table-cell table:formula="of:=[.B50]*2.236" office:value-type="float" office:value="29.068" calcext:value-type="float">
            <text:p>29.068</text:p>
          </table:table-cell>
          <table:table-cell table:formula="of:=[.B49]+1" office:value-type="float" office:value="13" calcext:value-type="float">
            <text:p>13</text:p>
          </table:table-cell>
          <table:table-cell table:formula="of:=([.$B$9]*([.$B$6]*0.01)*[.$B$7]*0.5*([.B50]^2))*100" office:value-type="float" office:value="584.064" calcext:value-type="float">
            <text:p>584.064</text:p>
          </table:table-cell>
          <table:table-cell/>
          <table:table-cell table:formula="of:=[.F50]*2.236" office:value-type="float" office:value="29.068" calcext:value-type="float">
            <text:p>29.068</text:p>
          </table:table-cell>
          <table:table-cell table:formula="of:=[.F49]+1" office:value-type="float" office:value="13" calcext:value-type="float">
            <text:p>13</text:p>
          </table:table-cell>
          <table:table-cell table:formula="of:=([.$F$9]*([.$F$6]*0.01)*[.$F$7]*0.5*([.F50]^2))*100" office:value-type="float" office:value="519.168" calcext:value-type="float">
            <text:p>519.168</text:p>
          </table:table-cell>
          <table:table-cell/>
          <table:table-cell table:formula="of:=[.C50]+[.G50]" office:value-type="float" office:value="1103.232" calcext:value-type="float">
            <text:p>1103.232</text:p>
          </table:table-cell>
        </table:table-row>
        <table:table-row table:style-name="ro1">
          <table:table-cell table:formula="of:=[.B51]*2.236" office:value-type="float" office:value="31.304" calcext:value-type="float">
            <text:p>31.304</text:p>
          </table:table-cell>
          <table:table-cell table:formula="of:=[.B50]+1" office:value-type="float" office:value="14" calcext:value-type="float">
            <text:p>14</text:p>
          </table:table-cell>
          <table:table-cell table:formula="of:=([.$B$9]*([.$B$6]*0.01)*[.$B$7]*0.5*([.B51]^2))*100" office:value-type="float" office:value="677.376" calcext:value-type="float">
            <text:p>677.376</text:p>
          </table:table-cell>
          <table:table-cell/>
          <table:table-cell table:formula="of:=[.F51]*2.236" office:value-type="float" office:value="31.304" calcext:value-type="float">
            <text:p>31.304</text:p>
          </table:table-cell>
          <table:table-cell table:formula="of:=[.F50]+1" office:value-type="float" office:value="14" calcext:value-type="float">
            <text:p>14</text:p>
          </table:table-cell>
          <table:table-cell table:formula="of:=([.$F$9]*([.$F$6]*0.01)*[.$F$7]*0.5*([.F51]^2))*100" office:value-type="float" office:value="602.112" calcext:value-type="float">
            <text:p>602.112</text:p>
          </table:table-cell>
          <table:table-cell/>
          <table:table-cell table:formula="of:=[.C51]+[.G51]" office:value-type="float" office:value="1279.488" calcext:value-type="float">
            <text:p>1279.488</text:p>
          </table:table-cell>
        </table:table-row>
        <table:table-row table:style-name="ro1">
          <table:table-cell table:formula="of:=[.B52]*2.236" office:value-type="float" office:value="33.54" calcext:value-type="float">
            <text:p>33.54</text:p>
          </table:table-cell>
          <table:table-cell table:formula="of:=[.B51]+1" office:value-type="float" office:value="15" calcext:value-type="float">
            <text:p>15</text:p>
          </table:table-cell>
          <table:table-cell table:formula="of:=([.$B$9]*([.$B$6]*0.01)*[.$B$7]*0.5*([.B52]^2))*100" office:value-type="float" office:value="777.6" calcext:value-type="float">
            <text:p>777.6</text:p>
          </table:table-cell>
          <table:table-cell/>
          <table:table-cell table:formula="of:=[.F52]*2.236" office:value-type="float" office:value="33.54" calcext:value-type="float">
            <text:p>33.54</text:p>
          </table:table-cell>
          <table:table-cell table:formula="of:=[.F51]+1" office:value-type="float" office:value="15" calcext:value-type="float">
            <text:p>15</text:p>
          </table:table-cell>
          <table:table-cell table:formula="of:=([.$F$9]*([.$F$6]*0.01)*[.$F$7]*0.5*([.F52]^2))*100" office:value-type="float" office:value="691.2" calcext:value-type="float">
            <text:p>691.2</text:p>
          </table:table-cell>
          <table:table-cell/>
          <table:table-cell table:formula="of:=[.C52]+[.G52]" office:value-type="float" office:value="1468.8" calcext:value-type="float">
            <text:p>1468.8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/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2"/>
        </table:table-row>
        <table:table-row table:style-name="ro1">
          <table:table-cell table:formula="of:=[.B56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10]*([.$B$6]*0.01)*[.$B$7]*0.5*([.B56]^2))*100" office:value-type="float" office:value="0" calcext:value-type="float">
            <text:p>0</text:p>
          </table:table-cell>
          <table:table-cell/>
          <table:table-cell table:formula="of:=[.F56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F$10]*([.$F$6]*0.01)*[.$F$7]*0.5*([.F56]^2))*100" office:value-type="float" office:value="0" calcext:value-type="float">
            <text:p>0</text:p>
          </table:table-cell>
          <table:table-cell/>
          <table:table-cell table:formula="of:=[.C56]+[.G56]" office:value-type="float" office:value="0" calcext:value-type="float">
            <text:p>0</text:p>
          </table:table-cell>
        </table:table-row>
        <table:table-row table:style-name="ro1">
          <table:table-cell table:formula="of:=[.B57]*2.236" office:value-type="float" office:value="2.236" calcext:value-type="float">
            <text:p>2.236</text:p>
          </table:table-cell>
          <table:table-cell table:formula="of:=[.B56]+1" office:value-type="float" office:value="1" calcext:value-type="float">
            <text:p>1</text:p>
          </table:table-cell>
          <table:table-cell table:formula="of:=([.$B$10]*([.$B$6]*0.01)*[.$B$7]*0.5*([.B57]^2))*100" office:value-type="float" office:value="5.76" calcext:value-type="float">
            <text:p>5.76</text:p>
          </table:table-cell>
          <table:table-cell/>
          <table:table-cell table:formula="of:=[.F57]*2.236" office:value-type="float" office:value="2.236" calcext:value-type="float">
            <text:p>2.236</text:p>
          </table:table-cell>
          <table:table-cell table:formula="of:=[.F56]+1" office:value-type="float" office:value="1" calcext:value-type="float">
            <text:p>1</text:p>
          </table:table-cell>
          <table:table-cell table:formula="of:=([.$F$10]*([.$F$6]*0.01)*[.$F$7]*0.5*([.F57]^2))*100" office:value-type="float" office:value="3.84" calcext:value-type="float">
            <text:p>3.84</text:p>
          </table:table-cell>
          <table:table-cell/>
          <table:table-cell table:formula="of:=[.C57]+[.G57]" office:value-type="float" office:value="9.6" calcext:value-type="float">
            <text:p>9.6</text:p>
          </table:table-cell>
        </table:table-row>
        <table:table-row table:style-name="ro1">
          <table:table-cell table:formula="of:=[.B58]*2.236" office:value-type="float" office:value="4.472" calcext:value-type="float">
            <text:p>4.472</text:p>
          </table:table-cell>
          <table:table-cell table:formula="of:=[.B57]+1" office:value-type="float" office:value="2" calcext:value-type="float">
            <text:p>2</text:p>
          </table:table-cell>
          <table:table-cell table:formula="of:=([.$B$10]*([.$B$6]*0.01)*[.$B$7]*0.5*([.B58]^2))*100" office:value-type="float" office:value="23.04" calcext:value-type="float">
            <text:p>23.04</text:p>
          </table:table-cell>
          <table:table-cell/>
          <table:table-cell table:formula="of:=[.F58]*2.236" office:value-type="float" office:value="4.472" calcext:value-type="float">
            <text:p>4.472</text:p>
          </table:table-cell>
          <table:table-cell table:formula="of:=[.F57]+1" office:value-type="float" office:value="2" calcext:value-type="float">
            <text:p>2</text:p>
          </table:table-cell>
          <table:table-cell table:formula="of:=([.$F$10]*([.$F$6]*0.01)*[.$F$7]*0.5*([.F58]^2))*100" office:value-type="float" office:value="15.36" calcext:value-type="float">
            <text:p>15.36</text:p>
          </table:table-cell>
          <table:table-cell/>
          <table:table-cell table:formula="of:=[.C58]+[.G58]" office:value-type="float" office:value="38.4" calcext:value-type="float">
            <text:p>38.4</text:p>
          </table:table-cell>
        </table:table-row>
        <table:table-row table:style-name="ro1">
          <table:table-cell table:formula="of:=[.B59]*2.236" office:value-type="float" office:value="6.708" calcext:value-type="float">
            <text:p>6.708</text:p>
          </table:table-cell>
          <table:table-cell table:formula="of:=[.B58]+1" office:value-type="float" office:value="3" calcext:value-type="float">
            <text:p>3</text:p>
          </table:table-cell>
          <table:table-cell table:formula="of:=([.$B$10]*([.$B$6]*0.01)*[.$B$7]*0.5*([.B59]^2))*100" office:value-type="float" office:value="51.84" calcext:value-type="float">
            <text:p>51.84</text:p>
          </table:table-cell>
          <table:table-cell/>
          <table:table-cell table:formula="of:=[.F59]*2.236" office:value-type="float" office:value="6.708" calcext:value-type="float">
            <text:p>6.708</text:p>
          </table:table-cell>
          <table:table-cell table:formula="of:=[.F58]+1" office:value-type="float" office:value="3" calcext:value-type="float">
            <text:p>3</text:p>
          </table:table-cell>
          <table:table-cell table:formula="of:=([.$F$10]*([.$F$6]*0.01)*[.$F$7]*0.5*([.F59]^2))*100" office:value-type="float" office:value="34.56" calcext:value-type="float">
            <text:p>34.56</text:p>
          </table:table-cell>
          <table:table-cell/>
          <table:table-cell table:formula="of:=[.C59]+[.G59]" office:value-type="float" office:value="86.4" calcext:value-type="float">
            <text:p>86.4</text:p>
          </table:table-cell>
        </table:table-row>
        <table:table-row table:style-name="ro1">
          <table:table-cell table:formula="of:=[.B60]*2.236" office:value-type="float" office:value="8.944" calcext:value-type="float">
            <text:p>8.944</text:p>
          </table:table-cell>
          <table:table-cell table:formula="of:=[.B59]+1" office:value-type="float" office:value="4" calcext:value-type="float">
            <text:p>4</text:p>
          </table:table-cell>
          <table:table-cell table:formula="of:=([.$B$10]*([.$B$6]*0.01)*[.$B$7]*0.5*([.B60]^2))*100" office:value-type="float" office:value="92.16" calcext:value-type="float">
            <text:p>92.16</text:p>
          </table:table-cell>
          <table:table-cell/>
          <table:table-cell table:formula="of:=[.F60]*2.236" office:value-type="float" office:value="8.944" calcext:value-type="float">
            <text:p>8.944</text:p>
          </table:table-cell>
          <table:table-cell table:formula="of:=[.F59]+1" office:value-type="float" office:value="4" calcext:value-type="float">
            <text:p>4</text:p>
          </table:table-cell>
          <table:table-cell table:formula="of:=([.$F$10]*([.$F$6]*0.01)*[.$F$7]*0.5*([.F60]^2))*100" office:value-type="float" office:value="61.44" calcext:value-type="float">
            <text:p>61.44</text:p>
          </table:table-cell>
          <table:table-cell/>
          <table:table-cell table:formula="of:=[.C60]+[.G60]" office:value-type="float" office:value="153.6" calcext:value-type="float">
            <text:p>153.6</text:p>
          </table:table-cell>
        </table:table-row>
        <table:table-row table:style-name="ro1">
          <table:table-cell table:formula="of:=[.B61]*2.236" office:value-type="float" office:value="11.18" calcext:value-type="float">
            <text:p>11.18</text:p>
          </table:table-cell>
          <table:table-cell table:formula="of:=[.B60]+1" office:value-type="float" office:value="5" calcext:value-type="float">
            <text:p>5</text:p>
          </table:table-cell>
          <table:table-cell table:formula="of:=([.$B$10]*([.$B$6]*0.01)*[.$B$7]*0.5*([.B61]^2))*100" office:value-type="float" office:value="144" calcext:value-type="float">
            <text:p>144</text:p>
          </table:table-cell>
          <table:table-cell/>
          <table:table-cell table:formula="of:=[.F61]*2.236" office:value-type="float" office:value="11.18" calcext:value-type="float">
            <text:p>11.18</text:p>
          </table:table-cell>
          <table:table-cell table:formula="of:=[.F60]+1" office:value-type="float" office:value="5" calcext:value-type="float">
            <text:p>5</text:p>
          </table:table-cell>
          <table:table-cell table:formula="of:=([.$F$10]*([.$F$6]*0.01)*[.$F$7]*0.5*([.F61]^2))*100" office:value-type="float" office:value="96" calcext:value-type="float">
            <text:p>96</text:p>
          </table:table-cell>
          <table:table-cell/>
          <table:table-cell table:formula="of:=[.C61]+[.G61]" office:value-type="float" office:value="240" calcext:value-type="float">
            <text:p>240</text:p>
          </table:table-cell>
        </table:table-row>
        <table:table-row table:style-name="ro1">
          <table:table-cell table:formula="of:=[.B62]*2.236" office:value-type="float" office:value="13.416" calcext:value-type="float">
            <text:p>13.416</text:p>
          </table:table-cell>
          <table:table-cell table:formula="of:=[.B61]+1" office:value-type="float" office:value="6" calcext:value-type="float">
            <text:p>6</text:p>
          </table:table-cell>
          <table:table-cell table:formula="of:=([.$B$10]*([.$B$6]*0.01)*[.$B$7]*0.5*([.B62]^2))*100" office:value-type="float" office:value="207.36" calcext:value-type="float">
            <text:p>207.36</text:p>
          </table:table-cell>
          <table:table-cell/>
          <table:table-cell table:formula="of:=[.F62]*2.236" office:value-type="float" office:value="13.416" calcext:value-type="float">
            <text:p>13.416</text:p>
          </table:table-cell>
          <table:table-cell table:formula="of:=[.F61]+1" office:value-type="float" office:value="6" calcext:value-type="float">
            <text:p>6</text:p>
          </table:table-cell>
          <table:table-cell table:formula="of:=([.$F$10]*([.$F$6]*0.01)*[.$F$7]*0.5*([.F62]^2))*100" office:value-type="float" office:value="138.24" calcext:value-type="float">
            <text:p>138.24</text:p>
          </table:table-cell>
          <table:table-cell/>
          <table:table-cell table:formula="of:=[.C62]+[.G62]" office:value-type="float" office:value="345.6" calcext:value-type="float">
            <text:p>345.6</text:p>
          </table:table-cell>
        </table:table-row>
        <table:table-row table:style-name="ro1">
          <table:table-cell table:formula="of:=[.B63]*2.236" office:value-type="float" office:value="15.652" calcext:value-type="float">
            <text:p>15.652</text:p>
          </table:table-cell>
          <table:table-cell table:formula="of:=[.B62]+1" office:value-type="float" office:value="7" calcext:value-type="float">
            <text:p>7</text:p>
          </table:table-cell>
          <table:table-cell table:formula="of:=([.$B$10]*([.$B$6]*0.01)*[.$B$7]*0.5*([.B63]^2))*100" office:value-type="float" office:value="282.24" calcext:value-type="float">
            <text:p>282.24</text:p>
          </table:table-cell>
          <table:table-cell/>
          <table:table-cell table:formula="of:=[.F63]*2.236" office:value-type="float" office:value="15.652" calcext:value-type="float">
            <text:p>15.652</text:p>
          </table:table-cell>
          <table:table-cell table:formula="of:=[.F62]+1" office:value-type="float" office:value="7" calcext:value-type="float">
            <text:p>7</text:p>
          </table:table-cell>
          <table:table-cell table:formula="of:=([.$F$10]*([.$F$6]*0.01)*[.$F$7]*0.5*([.F63]^2))*100" office:value-type="float" office:value="188.16" calcext:value-type="float">
            <text:p>188.16</text:p>
          </table:table-cell>
          <table:table-cell/>
          <table:table-cell table:formula="of:=[.C63]+[.G63]" office:value-type="float" office:value="470.4" calcext:value-type="float">
            <text:p>470.4</text:p>
          </table:table-cell>
        </table:table-row>
        <table:table-row table:style-name="ro1">
          <table:table-cell table:formula="of:=[.B64]*2.236" office:value-type="float" office:value="17.888" calcext:value-type="float">
            <text:p>17.888</text:p>
          </table:table-cell>
          <table:table-cell table:formula="of:=[.B63]+1" office:value-type="float" office:value="8" calcext:value-type="float">
            <text:p>8</text:p>
          </table:table-cell>
          <table:table-cell table:formula="of:=([.$B$10]*([.$B$6]*0.01)*[.$B$7]*0.5*([.B64]^2))*100" office:value-type="float" office:value="368.64" calcext:value-type="float">
            <text:p>368.64</text:p>
          </table:table-cell>
          <table:table-cell/>
          <table:table-cell table:formula="of:=[.F64]*2.236" office:value-type="float" office:value="17.888" calcext:value-type="float">
            <text:p>17.888</text:p>
          </table:table-cell>
          <table:table-cell table:formula="of:=[.F63]+1" office:value-type="float" office:value="8" calcext:value-type="float">
            <text:p>8</text:p>
          </table:table-cell>
          <table:table-cell table:formula="of:=([.$F$10]*([.$F$6]*0.01)*[.$F$7]*0.5*([.F64]^2))*100" office:value-type="float" office:value="245.76" calcext:value-type="float">
            <text:p>245.76</text:p>
          </table:table-cell>
          <table:table-cell/>
          <table:table-cell table:formula="of:=[.C64]+[.G64]" office:value-type="float" office:value="614.4" calcext:value-type="float">
            <text:p>614.4</text:p>
          </table:table-cell>
        </table:table-row>
        <table:table-row table:style-name="ro1">
          <table:table-cell table:formula="of:=[.B65]*2.236" office:value-type="float" office:value="20.124" calcext:value-type="float">
            <text:p>20.124</text:p>
          </table:table-cell>
          <table:table-cell table:formula="of:=[.B64]+1" office:value-type="float" office:value="9" calcext:value-type="float">
            <text:p>9</text:p>
          </table:table-cell>
          <table:table-cell table:formula="of:=([.$B$10]*([.$B$6]*0.01)*[.$B$7]*0.5*([.B65]^2))*100" office:value-type="float" office:value="466.56" calcext:value-type="float">
            <text:p>466.56</text:p>
          </table:table-cell>
          <table:table-cell/>
          <table:table-cell table:formula="of:=[.F65]*2.236" office:value-type="float" office:value="20.124" calcext:value-type="float">
            <text:p>20.124</text:p>
          </table:table-cell>
          <table:table-cell table:formula="of:=[.F64]+1" office:value-type="float" office:value="9" calcext:value-type="float">
            <text:p>9</text:p>
          </table:table-cell>
          <table:table-cell table:formula="of:=([.$F$10]*([.$F$6]*0.01)*[.$F$7]*0.5*([.F65]^2))*100" office:value-type="float" office:value="311.04" calcext:value-type="float">
            <text:p>311.04</text:p>
          </table:table-cell>
          <table:table-cell/>
          <table:table-cell table:formula="of:=[.C65]+[.G65]" office:value-type="float" office:value="777.6" calcext:value-type="float">
            <text:p>777.6</text:p>
          </table:table-cell>
        </table:table-row>
        <table:table-row table:style-name="ro1">
          <table:table-cell table:formula="of:=[.B66]*2.236" office:value-type="float" office:value="22.36" calcext:value-type="float">
            <text:p>22.36</text:p>
          </table:table-cell>
          <table:table-cell table:formula="of:=[.B65]+1" office:value-type="float" office:value="10" calcext:value-type="float">
            <text:p>10</text:p>
          </table:table-cell>
          <table:table-cell table:formula="of:=([.$B$10]*([.$B$6]*0.01)*[.$B$7]*0.5*([.B66]^2))*100" office:value-type="float" office:value="576" calcext:value-type="float">
            <text:p>576</text:p>
          </table:table-cell>
          <table:table-cell/>
          <table:table-cell table:formula="of:=[.F66]*2.236" office:value-type="float" office:value="22.36" calcext:value-type="float">
            <text:p>22.36</text:p>
          </table:table-cell>
          <table:table-cell table:formula="of:=[.F65]+1" office:value-type="float" office:value="10" calcext:value-type="float">
            <text:p>10</text:p>
          </table:table-cell>
          <table:table-cell table:formula="of:=([.$F$10]*([.$F$6]*0.01)*[.$F$7]*0.5*([.F66]^2))*100" office:value-type="float" office:value="384" calcext:value-type="float">
            <text:p>384</text:p>
          </table:table-cell>
          <table:table-cell/>
          <table:table-cell table:formula="of:=[.C66]+[.G66]" office:value-type="float" office:value="960" calcext:value-type="float">
            <text:p>960</text:p>
          </table:table-cell>
        </table:table-row>
        <table:table-row table:style-name="ro1">
          <table:table-cell table:formula="of:=[.B67]*2.236" office:value-type="float" office:value="24.596" calcext:value-type="float">
            <text:p>24.596</text:p>
          </table:table-cell>
          <table:table-cell table:formula="of:=[.B66]+1" office:value-type="float" office:value="11" calcext:value-type="float">
            <text:p>11</text:p>
          </table:table-cell>
          <table:table-cell table:formula="of:=([.$B$10]*([.$B$6]*0.01)*[.$B$7]*0.5*([.B67]^2))*100" office:value-type="float" office:value="696.96" calcext:value-type="float">
            <text:p>696.96</text:p>
          </table:table-cell>
          <table:table-cell/>
          <table:table-cell table:formula="of:=[.F67]*2.236" office:value-type="float" office:value="24.596" calcext:value-type="float">
            <text:p>24.596</text:p>
          </table:table-cell>
          <table:table-cell table:formula="of:=[.F66]+1" office:value-type="float" office:value="11" calcext:value-type="float">
            <text:p>11</text:p>
          </table:table-cell>
          <table:table-cell table:formula="of:=([.$F$10]*([.$F$6]*0.01)*[.$F$7]*0.5*([.F67]^2))*100" office:value-type="float" office:value="464.64" calcext:value-type="float">
            <text:p>464.64</text:p>
          </table:table-cell>
          <table:table-cell/>
          <table:table-cell table:formula="of:=[.C67]+[.G67]" office:value-type="float" office:value="1161.6" calcext:value-type="float">
            <text:p>1161.6</text:p>
          </table:table-cell>
        </table:table-row>
        <table:table-row table:style-name="ro1">
          <table:table-cell table:formula="of:=[.B68]*2.236" office:value-type="float" office:value="26.832" calcext:value-type="float">
            <text:p>26.832</text:p>
          </table:table-cell>
          <table:table-cell table:formula="of:=[.B67]+1" office:value-type="float" office:value="12" calcext:value-type="float">
            <text:p>12</text:p>
          </table:table-cell>
          <table:table-cell table:formula="of:=([.$B$10]*([.$B$6]*0.01)*[.$B$7]*0.5*([.B68]^2))*100" office:value-type="float" office:value="829.44" calcext:value-type="float">
            <text:p>829.44</text:p>
          </table:table-cell>
          <table:table-cell/>
          <table:table-cell table:formula="of:=[.F68]*2.236" office:value-type="float" office:value="26.832" calcext:value-type="float">
            <text:p>26.832</text:p>
          </table:table-cell>
          <table:table-cell table:formula="of:=[.F67]+1" office:value-type="float" office:value="12" calcext:value-type="float">
            <text:p>12</text:p>
          </table:table-cell>
          <table:table-cell table:formula="of:=([.$F$10]*([.$F$6]*0.01)*[.$F$7]*0.5*([.F68]^2))*100" office:value-type="float" office:value="552.96" calcext:value-type="float">
            <text:p>552.96</text:p>
          </table:table-cell>
          <table:table-cell/>
          <table:table-cell table:formula="of:=[.C68]+[.G68]" office:value-type="float" office:value="1382.4" calcext:value-type="float">
            <text:p>1382.4</text:p>
          </table:table-cell>
        </table:table-row>
        <table:table-row table:style-name="ro1">
          <table:table-cell table:formula="of:=[.B69]*2.236" office:value-type="float" office:value="29.068" calcext:value-type="float">
            <text:p>29.068</text:p>
          </table:table-cell>
          <table:table-cell table:formula="of:=[.B68]+1" office:value-type="float" office:value="13" calcext:value-type="float">
            <text:p>13</text:p>
          </table:table-cell>
          <table:table-cell table:formula="of:=([.$B$10]*([.$B$6]*0.01)*[.$B$7]*0.5*([.B69]^2))*100" office:value-type="float" office:value="973.44" calcext:value-type="float">
            <text:p>973.44</text:p>
          </table:table-cell>
          <table:table-cell/>
          <table:table-cell table:formula="of:=[.F69]*2.236" office:value-type="float" office:value="29.068" calcext:value-type="float">
            <text:p>29.068</text:p>
          </table:table-cell>
          <table:table-cell table:formula="of:=[.F68]+1" office:value-type="float" office:value="13" calcext:value-type="float">
            <text:p>13</text:p>
          </table:table-cell>
          <table:table-cell table:formula="of:=([.$F$10]*([.$F$6]*0.01)*[.$F$7]*0.5*([.F69]^2))*100" office:value-type="float" office:value="648.96" calcext:value-type="float">
            <text:p>648.96</text:p>
          </table:table-cell>
          <table:table-cell/>
          <table:table-cell table:formula="of:=[.C69]+[.G69]" office:value-type="float" office:value="1622.4" calcext:value-type="float">
            <text:p>1622.4</text:p>
          </table:table-cell>
        </table:table-row>
        <table:table-row table:style-name="ro1">
          <table:table-cell table:formula="of:=[.B70]*2.236" office:value-type="float" office:value="31.304" calcext:value-type="float">
            <text:p>31.304</text:p>
          </table:table-cell>
          <table:table-cell table:formula="of:=[.B69]+1" office:value-type="float" office:value="14" calcext:value-type="float">
            <text:p>14</text:p>
          </table:table-cell>
          <table:table-cell table:formula="of:=([.$B$10]*([.$B$6]*0.01)*[.$B$7]*0.5*([.B70]^2))*100" office:value-type="float" office:value="1128.96" calcext:value-type="float">
            <text:p>1128.96</text:p>
          </table:table-cell>
          <table:table-cell/>
          <table:table-cell table:formula="of:=[.F70]*2.236" office:value-type="float" office:value="31.304" calcext:value-type="float">
            <text:p>31.304</text:p>
          </table:table-cell>
          <table:table-cell table:formula="of:=[.F69]+1" office:value-type="float" office:value="14" calcext:value-type="float">
            <text:p>14</text:p>
          </table:table-cell>
          <table:table-cell table:formula="of:=([.$F$10]*([.$F$6]*0.01)*[.$F$7]*0.5*([.F70]^2))*100" office:value-type="float" office:value="752.64" calcext:value-type="float">
            <text:p>752.64</text:p>
          </table:table-cell>
          <table:table-cell/>
          <table:table-cell table:formula="of:=[.C70]+[.G70]" office:value-type="float" office:value="1881.6" calcext:value-type="float">
            <text:p>1881.6</text:p>
          </table:table-cell>
        </table:table-row>
        <table:table-row table:style-name="ro1">
          <table:table-cell table:formula="of:=[.B71]*2.236" office:value-type="float" office:value="33.54" calcext:value-type="float">
            <text:p>33.54</text:p>
          </table:table-cell>
          <table:table-cell table:formula="of:=[.B70]+1" office:value-type="float" office:value="15" calcext:value-type="float">
            <text:p>15</text:p>
          </table:table-cell>
          <table:table-cell table:formula="of:=([.$B$10]*([.$B$6]*0.01)*[.$B$7]*0.5*([.B71]^2))*100" office:value-type="float" office:value="1296" calcext:value-type="float">
            <text:p>1296</text:p>
          </table:table-cell>
          <table:table-cell/>
          <table:table-cell table:formula="of:=[.F71]*2.236" office:value-type="float" office:value="33.54" calcext:value-type="float">
            <text:p>33.54</text:p>
          </table:table-cell>
          <table:table-cell table:formula="of:=[.F70]+1" office:value-type="float" office:value="15" calcext:value-type="float">
            <text:p>15</text:p>
          </table:table-cell>
          <table:table-cell table:formula="of:=([.$F$10]*([.$F$6]*0.01)*[.$F$7]*0.5*([.F71]^2))*100" office:value-type="float" office:value="864" calcext:value-type="float">
            <text:p>864</text:p>
          </table:table-cell>
          <table:table-cell/>
          <table:table-cell table:formula="of:=[.C71]+[.G71]" office:value-type="float" office:value="2160" calcext:value-type="float">
            <text:p>216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/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2"/>
        </table:table-row>
        <table:table-row table:style-name="ro1">
          <table:table-cell table:formula="of:=[.B75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11]*([.$B$6]*0.01)*[.$B$7]*0.5*([.B75]^2))*100" office:value-type="float" office:value="0" calcext:value-type="float">
            <text:p>0</text:p>
          </table:table-cell>
          <table:table-cell/>
          <table:table-cell table:formula="of:=[.F75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F$11]*([.$F$6]*0.01)*[.$F$7]*0.5*([.F75]^2))*100" office:value-type="float" office:value="0" calcext:value-type="float">
            <text:p>0</text:p>
          </table:table-cell>
          <table:table-cell/>
          <table:table-cell table:formula="of:=[.C75]+[.G75]" office:value-type="float" office:value="0" calcext:value-type="float">
            <text:p>0</text:p>
          </table:table-cell>
        </table:table-row>
        <table:table-row table:style-name="ro1">
          <table:table-cell table:formula="of:=[.B76]*2.236" office:value-type="float" office:value="2.236" calcext:value-type="float">
            <text:p>2.236</text:p>
          </table:table-cell>
          <table:table-cell table:formula="of:=[.B75]+1" office:value-type="float" office:value="1" calcext:value-type="float">
            <text:p>1</text:p>
          </table:table-cell>
          <table:table-cell table:formula="of:=([.$B$11]*([.$B$6]*0.01)*[.$B$7]*0.5*([.B76]^2))*100" office:value-type="float" office:value="7.488" calcext:value-type="float">
            <text:p>7.488</text:p>
          </table:table-cell>
          <table:table-cell/>
          <table:table-cell table:formula="of:=[.F76]*2.236" office:value-type="float" office:value="2.236" calcext:value-type="float">
            <text:p>2.236</text:p>
          </table:table-cell>
          <table:table-cell table:formula="of:=[.F75]+1" office:value-type="float" office:value="1" calcext:value-type="float">
            <text:p>1</text:p>
          </table:table-cell>
          <table:table-cell table:formula="of:=([.$F$11]*([.$F$6]*0.01)*[.$F$7]*0.5*([.F76]^2))*100" office:value-type="float" office:value="4.8" calcext:value-type="float">
            <text:p>4.8</text:p>
          </table:table-cell>
          <table:table-cell/>
          <table:table-cell table:formula="of:=[.C76]+[.G76]" office:value-type="float" office:value="12.288" calcext:value-type="float">
            <text:p>12.288</text:p>
          </table:table-cell>
        </table:table-row>
        <table:table-row table:style-name="ro1">
          <table:table-cell table:formula="of:=[.B77]*2.236" office:value-type="float" office:value="4.472" calcext:value-type="float">
            <text:p>4.472</text:p>
          </table:table-cell>
          <table:table-cell table:formula="of:=[.B76]+1" office:value-type="float" office:value="2" calcext:value-type="float">
            <text:p>2</text:p>
          </table:table-cell>
          <table:table-cell table:formula="of:=([.$B$11]*([.$B$6]*0.01)*[.$B$7]*0.5*([.B77]^2))*100" office:value-type="float" office:value="29.952" calcext:value-type="float">
            <text:p>29.952</text:p>
          </table:table-cell>
          <table:table-cell/>
          <table:table-cell table:formula="of:=[.F77]*2.236" office:value-type="float" office:value="4.472" calcext:value-type="float">
            <text:p>4.472</text:p>
          </table:table-cell>
          <table:table-cell table:formula="of:=[.F76]+1" office:value-type="float" office:value="2" calcext:value-type="float">
            <text:p>2</text:p>
          </table:table-cell>
          <table:table-cell table:formula="of:=([.$F$11]*([.$F$6]*0.01)*[.$F$7]*0.5*([.F77]^2))*100" office:value-type="float" office:value="19.2" calcext:value-type="float">
            <text:p>19.2</text:p>
          </table:table-cell>
          <table:table-cell/>
          <table:table-cell table:formula="of:=[.C77]+[.G77]" office:value-type="float" office:value="49.152" calcext:value-type="float">
            <text:p>49.152</text:p>
          </table:table-cell>
        </table:table-row>
        <table:table-row table:style-name="ro1">
          <table:table-cell table:formula="of:=[.B78]*2.236" office:value-type="float" office:value="6.708" calcext:value-type="float">
            <text:p>6.708</text:p>
          </table:table-cell>
          <table:table-cell table:formula="of:=[.B77]+1" office:value-type="float" office:value="3" calcext:value-type="float">
            <text:p>3</text:p>
          </table:table-cell>
          <table:table-cell table:formula="of:=([.$B$11]*([.$B$6]*0.01)*[.$B$7]*0.5*([.B78]^2))*100" office:value-type="float" office:value="67.392" calcext:value-type="float">
            <text:p>67.392</text:p>
          </table:table-cell>
          <table:table-cell/>
          <table:table-cell table:formula="of:=[.F78]*2.236" office:value-type="float" office:value="6.708" calcext:value-type="float">
            <text:p>6.708</text:p>
          </table:table-cell>
          <table:table-cell table:formula="of:=[.F77]+1" office:value-type="float" office:value="3" calcext:value-type="float">
            <text:p>3</text:p>
          </table:table-cell>
          <table:table-cell table:formula="of:=([.$F$11]*([.$F$6]*0.01)*[.$F$7]*0.5*([.F78]^2))*100" office:value-type="float" office:value="43.2" calcext:value-type="float">
            <text:p>43.2</text:p>
          </table:table-cell>
          <table:table-cell/>
          <table:table-cell table:formula="of:=[.C78]+[.G78]" office:value-type="float" office:value="110.592" calcext:value-type="float">
            <text:p>110.592</text:p>
          </table:table-cell>
        </table:table-row>
        <table:table-row table:style-name="ro1">
          <table:table-cell table:formula="of:=[.B79]*2.236" office:value-type="float" office:value="8.944" calcext:value-type="float">
            <text:p>8.944</text:p>
          </table:table-cell>
          <table:table-cell table:formula="of:=[.B78]+1" office:value-type="float" office:value="4" calcext:value-type="float">
            <text:p>4</text:p>
          </table:table-cell>
          <table:table-cell table:formula="of:=([.$B$11]*([.$B$6]*0.01)*[.$B$7]*0.5*([.B79]^2))*100" office:value-type="float" office:value="119.808" calcext:value-type="float">
            <text:p>119.808</text:p>
          </table:table-cell>
          <table:table-cell/>
          <table:table-cell table:formula="of:=[.F79]*2.236" office:value-type="float" office:value="8.944" calcext:value-type="float">
            <text:p>8.944</text:p>
          </table:table-cell>
          <table:table-cell table:formula="of:=[.F78]+1" office:value-type="float" office:value="4" calcext:value-type="float">
            <text:p>4</text:p>
          </table:table-cell>
          <table:table-cell table:formula="of:=([.$F$11]*([.$F$6]*0.01)*[.$F$7]*0.5*([.F79]^2))*100" office:value-type="float" office:value="76.8" calcext:value-type="float">
            <text:p>76.8</text:p>
          </table:table-cell>
          <table:table-cell/>
          <table:table-cell table:formula="of:=[.C79]+[.G79]" office:value-type="float" office:value="196.608" calcext:value-type="float">
            <text:p>196.608</text:p>
          </table:table-cell>
        </table:table-row>
        <table:table-row table:style-name="ro1">
          <table:table-cell table:formula="of:=[.B80]*2.236" office:value-type="float" office:value="11.18" calcext:value-type="float">
            <text:p>11.18</text:p>
          </table:table-cell>
          <table:table-cell table:formula="of:=[.B79]+1" office:value-type="float" office:value="5" calcext:value-type="float">
            <text:p>5</text:p>
          </table:table-cell>
          <table:table-cell table:formula="of:=([.$B$11]*([.$B$6]*0.01)*[.$B$7]*0.5*([.B80]^2))*100" office:value-type="float" office:value="187.2" calcext:value-type="float">
            <text:p>187.2</text:p>
          </table:table-cell>
          <table:table-cell/>
          <table:table-cell table:formula="of:=[.F80]*2.236" office:value-type="float" office:value="11.18" calcext:value-type="float">
            <text:p>11.18</text:p>
          </table:table-cell>
          <table:table-cell table:formula="of:=[.F79]+1" office:value-type="float" office:value="5" calcext:value-type="float">
            <text:p>5</text:p>
          </table:table-cell>
          <table:table-cell table:formula="of:=([.$F$11]*([.$F$6]*0.01)*[.$F$7]*0.5*([.F80]^2))*100" office:value-type="float" office:value="120" calcext:value-type="float">
            <text:p>120</text:p>
          </table:table-cell>
          <table:table-cell/>
          <table:table-cell table:formula="of:=[.C80]+[.G80]" office:value-type="float" office:value="307.2" calcext:value-type="float">
            <text:p>307.2</text:p>
          </table:table-cell>
        </table:table-row>
        <table:table-row table:style-name="ro1">
          <table:table-cell table:formula="of:=[.B81]*2.236" office:value-type="float" office:value="13.416" calcext:value-type="float">
            <text:p>13.416</text:p>
          </table:table-cell>
          <table:table-cell table:formula="of:=[.B80]+1" office:value-type="float" office:value="6" calcext:value-type="float">
            <text:p>6</text:p>
          </table:table-cell>
          <table:table-cell table:formula="of:=([.$B$11]*([.$B$6]*0.01)*[.$B$7]*0.5*([.B81]^2))*100" office:value-type="float" office:value="269.568" calcext:value-type="float">
            <text:p>269.568</text:p>
          </table:table-cell>
          <table:table-cell/>
          <table:table-cell table:formula="of:=[.F81]*2.236" office:value-type="float" office:value="13.416" calcext:value-type="float">
            <text:p>13.416</text:p>
          </table:table-cell>
          <table:table-cell table:formula="of:=[.F80]+1" office:value-type="float" office:value="6" calcext:value-type="float">
            <text:p>6</text:p>
          </table:table-cell>
          <table:table-cell table:formula="of:=([.$F$11]*([.$F$6]*0.01)*[.$F$7]*0.5*([.F81]^2))*100" office:value-type="float" office:value="172.8" calcext:value-type="float">
            <text:p>172.8</text:p>
          </table:table-cell>
          <table:table-cell/>
          <table:table-cell table:formula="of:=[.C81]+[.G81]" office:value-type="float" office:value="442.368" calcext:value-type="float">
            <text:p>442.368</text:p>
          </table:table-cell>
        </table:table-row>
        <table:table-row table:style-name="ro1">
          <table:table-cell table:formula="of:=[.B82]*2.236" office:value-type="float" office:value="15.652" calcext:value-type="float">
            <text:p>15.652</text:p>
          </table:table-cell>
          <table:table-cell table:formula="of:=[.B81]+1" office:value-type="float" office:value="7" calcext:value-type="float">
            <text:p>7</text:p>
          </table:table-cell>
          <table:table-cell table:formula="of:=([.$B$11]*([.$B$6]*0.01)*[.$B$7]*0.5*([.B82]^2))*100" office:value-type="float" office:value="366.912" calcext:value-type="float">
            <text:p>366.912</text:p>
          </table:table-cell>
          <table:table-cell/>
          <table:table-cell table:formula="of:=[.F82]*2.236" office:value-type="float" office:value="15.652" calcext:value-type="float">
            <text:p>15.652</text:p>
          </table:table-cell>
          <table:table-cell table:formula="of:=[.F81]+1" office:value-type="float" office:value="7" calcext:value-type="float">
            <text:p>7</text:p>
          </table:table-cell>
          <table:table-cell table:formula="of:=([.$F$11]*([.$F$6]*0.01)*[.$F$7]*0.5*([.F82]^2))*100" office:value-type="float" office:value="235.2" calcext:value-type="float">
            <text:p>235.2</text:p>
          </table:table-cell>
          <table:table-cell/>
          <table:table-cell table:formula="of:=[.C82]+[.G82]" office:value-type="float" office:value="602.112" calcext:value-type="float">
            <text:p>602.112</text:p>
          </table:table-cell>
        </table:table-row>
        <table:table-row table:style-name="ro1">
          <table:table-cell table:formula="of:=[.B83]*2.236" office:value-type="float" office:value="17.888" calcext:value-type="float">
            <text:p>17.888</text:p>
          </table:table-cell>
          <table:table-cell table:formula="of:=[.B82]+1" office:value-type="float" office:value="8" calcext:value-type="float">
            <text:p>8</text:p>
          </table:table-cell>
          <table:table-cell table:formula="of:=([.$B$11]*([.$B$6]*0.01)*[.$B$7]*0.5*([.B83]^2))*100" office:value-type="float" office:value="479.232" calcext:value-type="float">
            <text:p>479.232</text:p>
          </table:table-cell>
          <table:table-cell/>
          <table:table-cell table:formula="of:=[.F83]*2.236" office:value-type="float" office:value="17.888" calcext:value-type="float">
            <text:p>17.888</text:p>
          </table:table-cell>
          <table:table-cell table:formula="of:=[.F82]+1" office:value-type="float" office:value="8" calcext:value-type="float">
            <text:p>8</text:p>
          </table:table-cell>
          <table:table-cell table:formula="of:=([.$F$11]*([.$F$6]*0.01)*[.$F$7]*0.5*([.F83]^2))*100" office:value-type="float" office:value="307.2" calcext:value-type="float">
            <text:p>307.2</text:p>
          </table:table-cell>
          <table:table-cell/>
          <table:table-cell table:formula="of:=[.C83]+[.G83]" office:value-type="float" office:value="786.432" calcext:value-type="float">
            <text:p>786.432</text:p>
          </table:table-cell>
        </table:table-row>
        <table:table-row table:style-name="ro1">
          <table:table-cell table:formula="of:=[.B84]*2.236" office:value-type="float" office:value="20.124" calcext:value-type="float">
            <text:p>20.124</text:p>
          </table:table-cell>
          <table:table-cell table:formula="of:=[.B83]+1" office:value-type="float" office:value="9" calcext:value-type="float">
            <text:p>9</text:p>
          </table:table-cell>
          <table:table-cell table:formula="of:=([.$B$11]*([.$B$6]*0.01)*[.$B$7]*0.5*([.B84]^2))*100" office:value-type="float" office:value="606.528" calcext:value-type="float">
            <text:p>606.528</text:p>
          </table:table-cell>
          <table:table-cell/>
          <table:table-cell table:formula="of:=[.F84]*2.236" office:value-type="float" office:value="20.124" calcext:value-type="float">
            <text:p>20.124</text:p>
          </table:table-cell>
          <table:table-cell table:formula="of:=[.F83]+1" office:value-type="float" office:value="9" calcext:value-type="float">
            <text:p>9</text:p>
          </table:table-cell>
          <table:table-cell table:formula="of:=([.$F$11]*([.$F$6]*0.01)*[.$F$7]*0.5*([.F84]^2))*100" office:value-type="float" office:value="388.8" calcext:value-type="float">
            <text:p>388.8</text:p>
          </table:table-cell>
          <table:table-cell/>
          <table:table-cell table:formula="of:=[.C84]+[.G84]" office:value-type="float" office:value="995.328" calcext:value-type="float">
            <text:p>995.328</text:p>
          </table:table-cell>
        </table:table-row>
        <table:table-row table:style-name="ro1">
          <table:table-cell table:formula="of:=[.B85]*2.236" office:value-type="float" office:value="22.36" calcext:value-type="float">
            <text:p>22.36</text:p>
          </table:table-cell>
          <table:table-cell table:formula="of:=[.B84]+1" office:value-type="float" office:value="10" calcext:value-type="float">
            <text:p>10</text:p>
          </table:table-cell>
          <table:table-cell table:formula="of:=([.$B$11]*([.$B$6]*0.01)*[.$B$7]*0.5*([.B85]^2))*100" office:value-type="float" office:value="748.8" calcext:value-type="float">
            <text:p>748.8</text:p>
          </table:table-cell>
          <table:table-cell/>
          <table:table-cell table:formula="of:=[.F85]*2.236" office:value-type="float" office:value="22.36" calcext:value-type="float">
            <text:p>22.36</text:p>
          </table:table-cell>
          <table:table-cell table:formula="of:=[.F84]+1" office:value-type="float" office:value="10" calcext:value-type="float">
            <text:p>10</text:p>
          </table:table-cell>
          <table:table-cell table:formula="of:=([.$F$11]*([.$F$6]*0.01)*[.$F$7]*0.5*([.F85]^2))*100" office:value-type="float" office:value="480" calcext:value-type="float">
            <text:p>480</text:p>
          </table:table-cell>
          <table:table-cell/>
          <table:table-cell table:formula="of:=[.C85]+[.G85]" office:value-type="float" office:value="1228.8" calcext:value-type="float">
            <text:p>1228.8</text:p>
          </table:table-cell>
        </table:table-row>
        <table:table-row table:style-name="ro1">
          <table:table-cell table:formula="of:=[.B86]*2.236" office:value-type="float" office:value="24.596" calcext:value-type="float">
            <text:p>24.596</text:p>
          </table:table-cell>
          <table:table-cell table:formula="of:=[.B85]+1" office:value-type="float" office:value="11" calcext:value-type="float">
            <text:p>11</text:p>
          </table:table-cell>
          <table:table-cell table:formula="of:=([.$B$11]*([.$B$6]*0.01)*[.$B$7]*0.5*([.B86]^2))*100" office:value-type="float" office:value="906.048" calcext:value-type="float">
            <text:p>906.048</text:p>
          </table:table-cell>
          <table:table-cell/>
          <table:table-cell table:formula="of:=[.F86]*2.236" office:value-type="float" office:value="24.596" calcext:value-type="float">
            <text:p>24.596</text:p>
          </table:table-cell>
          <table:table-cell table:formula="of:=[.F85]+1" office:value-type="float" office:value="11" calcext:value-type="float">
            <text:p>11</text:p>
          </table:table-cell>
          <table:table-cell table:formula="of:=([.$F$11]*([.$F$6]*0.01)*[.$F$7]*0.5*([.F86]^2))*100" office:value-type="float" office:value="580.8" calcext:value-type="float">
            <text:p>580.8</text:p>
          </table:table-cell>
          <table:table-cell/>
          <table:table-cell table:formula="of:=[.C86]+[.G86]" office:value-type="float" office:value="1486.848" calcext:value-type="float">
            <text:p>1486.848</text:p>
          </table:table-cell>
        </table:table-row>
        <table:table-row table:style-name="ro1">
          <table:table-cell table:formula="of:=[.B87]*2.236" office:value-type="float" office:value="26.832" calcext:value-type="float">
            <text:p>26.832</text:p>
          </table:table-cell>
          <table:table-cell table:formula="of:=[.B86]+1" office:value-type="float" office:value="12" calcext:value-type="float">
            <text:p>12</text:p>
          </table:table-cell>
          <table:table-cell table:formula="of:=([.$B$11]*([.$B$6]*0.01)*[.$B$7]*0.5*([.B87]^2))*100" office:value-type="float" office:value="1078.272" calcext:value-type="float">
            <text:p>1078.272</text:p>
          </table:table-cell>
          <table:table-cell/>
          <table:table-cell table:formula="of:=[.F87]*2.236" office:value-type="float" office:value="26.832" calcext:value-type="float">
            <text:p>26.832</text:p>
          </table:table-cell>
          <table:table-cell table:formula="of:=[.F86]+1" office:value-type="float" office:value="12" calcext:value-type="float">
            <text:p>12</text:p>
          </table:table-cell>
          <table:table-cell table:formula="of:=([.$F$11]*([.$F$6]*0.01)*[.$F$7]*0.5*([.F87]^2))*100" office:value-type="float" office:value="691.2" calcext:value-type="float">
            <text:p>691.2</text:p>
          </table:table-cell>
          <table:table-cell/>
          <table:table-cell table:formula="of:=[.C87]+[.G87]" office:value-type="float" office:value="1769.472" calcext:value-type="float">
            <text:p>1769.472</text:p>
          </table:table-cell>
        </table:table-row>
        <table:table-row table:style-name="ro1">
          <table:table-cell table:formula="of:=[.B88]*2.236" office:value-type="float" office:value="29.068" calcext:value-type="float">
            <text:p>29.068</text:p>
          </table:table-cell>
          <table:table-cell table:formula="of:=[.B87]+1" office:value-type="float" office:value="13" calcext:value-type="float">
            <text:p>13</text:p>
          </table:table-cell>
          <table:table-cell table:formula="of:=([.$B$11]*([.$B$6]*0.01)*[.$B$7]*0.5*([.B88]^2))*100" office:value-type="float" office:value="1265.472" calcext:value-type="float">
            <text:p>1265.472</text:p>
          </table:table-cell>
          <table:table-cell/>
          <table:table-cell table:formula="of:=[.F88]*2.236" office:value-type="float" office:value="29.068" calcext:value-type="float">
            <text:p>29.068</text:p>
          </table:table-cell>
          <table:table-cell table:formula="of:=[.F87]+1" office:value-type="float" office:value="13" calcext:value-type="float">
            <text:p>13</text:p>
          </table:table-cell>
          <table:table-cell table:formula="of:=([.$F$11]*([.$F$6]*0.01)*[.$F$7]*0.5*([.F88]^2))*100" office:value-type="float" office:value="811.2" calcext:value-type="float">
            <text:p>811.2</text:p>
          </table:table-cell>
          <table:table-cell/>
          <table:table-cell table:formula="of:=[.C88]+[.G88]" office:value-type="float" office:value="2076.672" calcext:value-type="float">
            <text:p>2076.672</text:p>
          </table:table-cell>
        </table:table-row>
        <table:table-row table:style-name="ro1">
          <table:table-cell table:formula="of:=[.B89]*2.236" office:value-type="float" office:value="31.304" calcext:value-type="float">
            <text:p>31.304</text:p>
          </table:table-cell>
          <table:table-cell table:formula="of:=[.B88]+1" office:value-type="float" office:value="14" calcext:value-type="float">
            <text:p>14</text:p>
          </table:table-cell>
          <table:table-cell table:formula="of:=([.$B$11]*([.$B$6]*0.01)*[.$B$7]*0.5*([.B89]^2))*100" office:value-type="float" office:value="1467.648" calcext:value-type="float">
            <text:p>1467.648</text:p>
          </table:table-cell>
          <table:table-cell/>
          <table:table-cell table:formula="of:=[.F89]*2.236" office:value-type="float" office:value="31.304" calcext:value-type="float">
            <text:p>31.304</text:p>
          </table:table-cell>
          <table:table-cell table:formula="of:=[.F88]+1" office:value-type="float" office:value="14" calcext:value-type="float">
            <text:p>14</text:p>
          </table:table-cell>
          <table:table-cell table:formula="of:=([.$F$11]*([.$F$6]*0.01)*[.$F$7]*0.5*([.F89]^2))*100" office:value-type="float" office:value="940.8" calcext:value-type="float">
            <text:p>940.8</text:p>
          </table:table-cell>
          <table:table-cell/>
          <table:table-cell table:formula="of:=[.C89]+[.G89]" office:value-type="float" office:value="2408.448" calcext:value-type="float">
            <text:p>2408.448</text:p>
          </table:table-cell>
        </table:table-row>
        <table:table-row table:style-name="ro1">
          <table:table-cell table:formula="of:=[.B90]*2.236" office:value-type="float" office:value="33.54" calcext:value-type="float">
            <text:p>33.54</text:p>
          </table:table-cell>
          <table:table-cell table:formula="of:=[.B89]+1" office:value-type="float" office:value="15" calcext:value-type="float">
            <text:p>15</text:p>
          </table:table-cell>
          <table:table-cell table:formula="of:=([.$B$11]*([.$B$6]*0.01)*[.$B$7]*0.5*([.B90]^2))*100" office:value-type="float" office:value="1684.8" calcext:value-type="float">
            <text:p>1684.8</text:p>
          </table:table-cell>
          <table:table-cell/>
          <table:table-cell table:formula="of:=[.F90]*2.236" office:value-type="float" office:value="33.54" calcext:value-type="float">
            <text:p>33.54</text:p>
          </table:table-cell>
          <table:table-cell table:formula="of:=[.F89]+1" office:value-type="float" office:value="15" calcext:value-type="float">
            <text:p>15</text:p>
          </table:table-cell>
          <table:table-cell table:formula="of:=([.$F$11]*([.$F$6]*0.01)*[.$F$7]*0.5*([.F90]^2))*100" office:value-type="float" office:value="1080" calcext:value-type="float">
            <text:p>1080</text:p>
          </table:table-cell>
          <table:table-cell/>
          <table:table-cell table:formula="of:=[.C90]+[.G90]" office:value-type="float" office:value="2764.8" calcext:value-type="float">
            <text:p>2764.8</text:p>
          </table:table-cell>
        </table:table-row>
      </table:table>
      <table:named-expressions/>
      <table:database-ranges>
        <table:database-range table:name="__Anonymous_Sheet_DB__1" table:target-range-address="'Wing Loading'.I22:'Wing Loading'.J3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text>+</number:text>
      <number:number number:decimal-places="0" loext:min-decimal-places="0" number:min-integer-digits="1"/>
      <number:text>%</number:text>
    </number:percentage-style>
    <number:percentage-style style:name="N112">
      <number:text>-</number:text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0:01:07.005912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14:45:22.050376557</meta:creation-date>
    <dc:date>2021-10-04T20:26:19.165214140</dc:date>
    <meta:editing-duration>PT7H41M15S</meta:editing-duration>
    <meta:editing-cycles>10</meta:editing-cycles>
    <meta:generator>LibreOffice/6.0.7.3$Linux_X86_64 LibreOffice_project/00m0$Build-3</meta:generator>
    <meta:document-statistic meta:table-count="4" meta:cell-count="10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278cm" svg:height="8.437cm" xlink:href=".." xlink:type="simple" chart:class="chart:circle" chart:style-name="ch1">
        <chart:legend chart:legend-position="end" svg:x="9.147cm" svg:y="0.682cm" style:legend-expansion="high" chart:style-name="ch2"/>
        <chart:plot-area chart:style-name="ch3" table:cell-range-address="'Wing Loading'.I23:'Wing Loading'.J36" chart:data-source-has-labels="column" svg:x="0.225cm" svg:y="0.168cm" svg:width="8.697cm" svg:height="8.101cm">
          <chartooo:coordinate-region svg:x="0.523cm" svg:y="0.169cm" svg:width="8.1cm" svg:height="8.1cm"/>
          <chart:axis chart:dimension="x" chart:name="primary-x" chart:style-name="ch4" chartooo:axis-type="auto">
            <chartooo:date-scale/>
            <chart:categories table:cell-range-address="'Wing Loading'.I23:'Wing Loading'.I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ing Loading'.J23:'Wing Loading'.J3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Wing</text:p>
                <draw:g>
                  <svg:desc>'Wing Loading'.I23:'Wing Loading'.I36</svg:desc>
                </draw:g>
              </table:table-cell>
              <table:table-cell office:value-type="float" office:value="43.52">
                <text:p>43.52</text:p>
                <draw:g>
                  <svg:desc>'Wing Loading'.J23:'Wing Loading'.J36</svg:desc>
                </draw:g>
              </table:table-cell>
            </table:table-row>
            <table:table-row>
              <table:table-cell office:value-type="string">
                <text:p>Fuse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ervo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SC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Glu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o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eel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ns</text:p>
              </table:table-cell>
              <table:table-cell office:value-type="float" office:value="4.456">
                <text:p>4.456</text:p>
              </table:table-cell>
            </table:table-row>
            <table:table-row>
              <table:table-cell office:value-type="string">
                <text:p>Reciever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11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163cm" svg:height="11.881cm" xlink:href=".." xlink:type="simple" chart:class="chart:line" chart:style-name="ch1">
        <chart:title svg:x="10.735cm" svg:y="0.373cm" chart:style-name="ch2">
          <text:p>Lift Graph</text:p>
        </chart:title>
        <chart:legend chart:legend-position="end" svg:x="21.364cm" svg:y="4.645cm" style:legend-expansion="high" chart:style-name="ch3"/>
        <chart:plot-area chart:style-name="ch4" table:cell-range-address="'Lift Simulation ++'.F18:'Lift Simulation ++'.F28 'Lift Simulation ++'.I18:'Lift Simulation ++'.I28 'Lift Simulation ++'.I37:'Lift Simulation ++'.I47 'Lift Simulation ++'.I56:'Lift Simulation ++'.I66 'Lift Simulation ++'.I75:'Lift Simulation ++'.I85 'Lift Simulation ++'.D18:'Lift Simulation ++'.D28" chart:data-source-has-labels="both" svg:x="1.616cm" svg:y="1.557cm" svg:width="19.265cm" svg:height="8.984cm">
          <chartooo:coordinate-region svg:x="2.423cm" svg:y="1.756cm" svg:width="18.271cm" svg:height="8.138cm"/>
          <chart:axis chart:dimension="x" chart:name="primary-x" chart:style-name="ch5" chartooo:axis-type="auto">
            <chartooo:date-scale/>
            <chart:title svg:x="10.923cm" svg:y="10.595cm" chart:style-name="ch6">
              <text:p>Air Speed (m/s)</text:p>
            </chart:title>
            <chart:categories table:cell-range-address="'Lift Simulation ++'.F18:'Lift Simulation ++'.F28"/>
            <chart:grid chart:style-name="ch7" chart:class="major"/>
          </chart:axis>
          <chart:axis chart:dimension="y" chart:name="primary-y" chart:style-name="ch8">
            <chart:title svg:x="0.414cm" svg:y="6.66cm" chart:style-name="ch9">
              <text:p>Lift (g.f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'Lift Simulation ++'.I18:'Lift Simulation ++'.I28" loext:label-string="&quot;Lift @ -2º&quot;" chart:class="chart:line">
            <chart:data-point chart:repeated="11"/>
          </chart:series>
          <chart:series chart:style-name="ch12" chart:values-cell-range-address="'Lift Simulation ++'.I37:'Lift Simulation ++'.I47" loext:label-string="&quot;Lift @ 0º&quot;" chart:class="chart:line">
            <chart:data-point chart:repeated="11"/>
          </chart:series>
          <chart:series chart:style-name="ch13" chart:values-cell-range-address="'Lift Simulation ++'.I56:'Lift Simulation ++'.I66" loext:label-string="&quot;Lift @ 4º&quot;" chart:class="chart:line">
            <chart:data-point chart:repeated="11"/>
          </chart:series>
          <chart:series chart:style-name="ch14" chart:values-cell-range-address="'Lift Simulation ++'.I75:'Lift Simulation ++'.I85" loext:label-string="&quot;Lift @ 8º&quot;" chart:class="chart:line">
            <chart:data-point chart:repeated="11"/>
          </chart:series>
          <chart:series chart:style-name="ch15" chart:values-cell-range-address="'Lift Simulation ++'.D18:'Lift Simulation ++'.D28" loext:label-string="&quot;Weight&quot;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t @ -2º</text:p>
              </table:table-cell>
              <table:table-cell office:value-type="string">
                <text:p>Lift @ 0º</text:p>
              </table:table-cell>
              <table:table-cell office:value-type="string">
                <text:p>Lift @ 4º</text:p>
              </table:table-cell>
              <table:table-cell office:value-type="string">
                <text:p>Lift @ 8º</text:p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ft Simulation ++'.F18:'Lift Simulation ++'.F28</svg:desc>
                </draw:g>
              </table:table-cell>
              <table:table-cell office:value-type="float" office:value="0">
                <text:p>0</text:p>
                <draw:g>
                  <svg:desc>'Lift Simulation ++'.I18:'Lift Simulation ++'.I28</svg:desc>
                </draw:g>
              </table:table-cell>
              <table:table-cell office:value-type="float" office:value="0">
                <text:p>0</text:p>
                <draw:g>
                  <svg:desc>'Lift Simulation ++'.I37:'Lift Simulation ++'.I47</svg:desc>
                </draw:g>
              </table:table-cell>
              <table:table-cell office:value-type="float" office:value="0">
                <text:p>0</text:p>
                <draw:g>
                  <svg:desc>'Lift Simulation ++'.I56:'Lift Simulation ++'.I66</svg:desc>
                </draw:g>
              </table:table-cell>
              <table:table-cell office:value-type="float" office:value="0">
                <text:p>0</text:p>
                <draw:g>
                  <svg:desc>'Lift Simulation ++'.I75:'Lift Simulation ++'.I85</svg:desc>
                </draw:g>
              </table:table-cell>
              <table:table-cell office:value-type="float" office:value="228">
                <text:p>228</text:p>
                <draw:g>
                  <svg:desc>'Lift Simulation ++'.D18:'Lift Simulation ++'.D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992">
                <text:p>4.992</text:p>
              </table:table-cell>
              <table:table-cell office:value-type="float" office:value="6.528">
                <text:p>6.528</text:p>
              </table:table-cell>
              <table:table-cell office:value-type="float" office:value="9.6">
                <text:p>9.6</text:p>
              </table:table-cell>
              <table:table-cell office:value-type="float" office:value="12.288">
                <text:p>12.2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968">
                <text:p>19.968</text:p>
              </table:table-cell>
              <table:table-cell office:value-type="float" office:value="26.112">
                <text:p>26.112</text:p>
              </table:table-cell>
              <table:table-cell office:value-type="float" office:value="38.4">
                <text:p>38.4</text:p>
              </table:table-cell>
              <table:table-cell office:value-type="float" office:value="49.152">
                <text:p>49.1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928">
                <text:p>44.928</text:p>
              </table:table-cell>
              <table:table-cell office:value-type="float" office:value="58.752">
                <text:p>58.752</text:p>
              </table:table-cell>
              <table:table-cell office:value-type="float" office:value="86.4">
                <text:p>86.4</text:p>
              </table:table-cell>
              <table:table-cell office:value-type="float" office:value="110.592">
                <text:p>110.5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.872">
                <text:p>79.872</text:p>
              </table:table-cell>
              <table:table-cell office:value-type="float" office:value="104.448">
                <text:p>104.448</text:p>
              </table:table-cell>
              <table:table-cell office:value-type="float" office:value="153.6">
                <text:p>153.6</text:p>
              </table:table-cell>
              <table:table-cell office:value-type="float" office:value="196.608">
                <text:p>196.6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4.8">
                <text:p>124.8</text:p>
              </table:table-cell>
              <table:table-cell office:value-type="float" office:value="163.2">
                <text:p>163.2</text:p>
              </table:table-cell>
              <table:table-cell office:value-type="float" office:value="240">
                <text:p>240</text:p>
              </table:table-cell>
              <table:table-cell office:value-type="float" office:value="307.2">
                <text:p>307.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9.712">
                <text:p>179.712</text:p>
              </table:table-cell>
              <table:table-cell office:value-type="float" office:value="235.008">
                <text:p>235.008</text:p>
              </table:table-cell>
              <table:table-cell office:value-type="float" office:value="345.6">
                <text:p>345.6</text:p>
              </table:table-cell>
              <table:table-cell office:value-type="float" office:value="442.368">
                <text:p>442.36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4.608">
                <text:p>244.608</text:p>
              </table:table-cell>
              <table:table-cell office:value-type="float" office:value="319.872">
                <text:p>319.872</text:p>
              </table:table-cell>
              <table:table-cell office:value-type="float" office:value="470.4">
                <text:p>470.4</text:p>
              </table:table-cell>
              <table:table-cell office:value-type="float" office:value="602.112">
                <text:p>602.1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9.488">
                <text:p>319.488</text:p>
              </table:table-cell>
              <table:table-cell office:value-type="float" office:value="417.792">
                <text:p>417.792</text:p>
              </table:table-cell>
              <table:table-cell office:value-type="float" office:value="614.4">
                <text:p>614.4</text:p>
              </table:table-cell>
              <table:table-cell office:value-type="float" office:value="786.432">
                <text:p>786.4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4.352">
                <text:p>404.352</text:p>
              </table:table-cell>
              <table:table-cell office:value-type="float" office:value="528.768">
                <text:p>528.768</text:p>
              </table:table-cell>
              <table:table-cell office:value-type="float" office:value="777.6">
                <text:p>777.6</text:p>
              </table:table-cell>
              <table:table-cell office:value-type="float" office:value="995.328">
                <text:p>995.3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9.2">
                <text:p>499.2</text:p>
              </table:table-cell>
              <table:table-cell office:value-type="float" office:value="652.8">
                <text:p>652.8</text:p>
              </table:table-cell>
              <table:table-cell office:value-type="float" office:value="960">
                <text:p>960</text:p>
              </table:table-cell>
              <table:table-cell office:value-type="float" office:value="1228.8">
                <text:p>1228.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11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163cm" svg:height="11.881cm" xlink:href=".." xlink:type="simple" chart:class="chart:line" chart:style-name="ch1">
        <chart:title svg:x="10.735cm" svg:y="0.373cm" chart:style-name="ch2">
          <text:p>Lift Graph</text:p>
        </chart:title>
        <chart:legend chart:legend-position="end" svg:x="20.967cm" svg:y="4.645cm" style:legend-expansion="high" chart:style-name="ch3"/>
        <chart:plot-area chart:style-name="ch4" table:cell-range-address="'Lift Simulation'.B56:'Lift Simulation'.C71 'Lift Simulation'.C18:'Lift Simulation'.D33 'Lift Simulation'.C37:'Lift Simulation'.C52 'Lift Simulation'.C75:'Lift Simulation'.C90" chart:data-source-has-labels="both" svg:x="1.616cm" svg:y="1.557cm" svg:width="18.868cm" svg:height="8.984cm">
          <chartooo:coordinate-region svg:x="2.608cm" svg:y="1.757cm" svg:width="17.689cm" svg:height="8.137cm"/>
          <chart:axis chart:dimension="x" chart:name="primary-x" chart:style-name="ch5" chartooo:axis-type="auto">
            <chartooo:date-scale/>
            <chart:title svg:x="10.923cm" svg:y="10.595cm" chart:style-name="ch6">
              <text:p>Air Speed (m/s)</text:p>
            </chart:title>
            <chart:categories table:cell-range-address="'Lift Simulation'.B56:'Lift Simulation'.B71"/>
            <chart:grid chart:style-name="ch7" chart:class="major"/>
          </chart:axis>
          <chart:axis chart:dimension="y" chart:name="primary-y" chart:style-name="ch8">
            <chart:title svg:x="0.414cm" svg:y="6.662cm" chart:style-name="ch9">
              <text:p>Lift (g.f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'Lift Simulation'.C18:'Lift Simulation'.C33" loext:label-string="&quot;Alpha @ -2º&quot;" chart:class="chart:line">
            <chart:data-point chart:repeated="16"/>
          </chart:series>
          <chart:series chart:style-name="ch12" chart:values-cell-range-address="'Lift Simulation'.C37:'Lift Simulation'.C52" loext:label-string="&quot;Alpha @ 0º&quot;" chart:class="chart:line">
            <chart:data-point chart:repeated="16"/>
          </chart:series>
          <chart:series chart:style-name="ch13" chart:values-cell-range-address="'Lift Simulation'.C56:'Lift Simulation'.C71" loext:label-string="&quot;Alpha @ 4º&quot;" chart:class="chart:line">
            <chart:data-point chart:repeated="16"/>
          </chart:series>
          <chart:series chart:style-name="ch14" chart:values-cell-range-address="'Lift Simulation'.C75:'Lift Simulation'.C90" loext:label-string="&quot;Alpha @ 8º&quot;" chart:class="chart:line">
            <chart:data-point chart:repeated="16"/>
          </chart:series>
          <chart:series chart:style-name="ch15" chart:values-cell-range-address="'Lift Simulation'.D18:'Lift Simulation'.D33" loext:label-string="&quot;Plane Mass&quot;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 @ -2º</text:p>
              </table:table-cell>
              <table:table-cell office:value-type="string">
                <text:p>Alpha @ 0º</text:p>
              </table:table-cell>
              <table:table-cell office:value-type="string">
                <text:p>Alpha @ 4º</text:p>
              </table:table-cell>
              <table:table-cell office:value-type="string">
                <text:p>Alpha @ 8º</text:p>
              </table:table-cell>
              <table:table-cell office:value-type="string">
                <text:p>Plane Mas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ft Simulation'.B56:'Lift Simulation'.B71</svg:desc>
                </draw:g>
              </table:table-cell>
              <table:table-cell office:value-type="float" office:value="0">
                <text:p>0</text:p>
                <draw:g>
                  <svg:desc>'Lift Simulation'.C18:'Lift Simulation'.C33</svg:desc>
                </draw:g>
              </table:table-cell>
              <table:table-cell office:value-type="float" office:value="0">
                <text:p>0</text:p>
                <draw:g>
                  <svg:desc>'Lift Simulation'.C37:'Lift Simulation'.C52</svg:desc>
                </draw:g>
              </table:table-cell>
              <table:table-cell office:value-type="float" office:value="0">
                <text:p>0</text:p>
                <draw:g>
                  <svg:desc>'Lift Simulation'.C56:'Lift Simulation'.C71</svg:desc>
                </draw:g>
              </table:table-cell>
              <table:table-cell office:value-type="float" office:value="0">
                <text:p>0</text:p>
                <draw:g>
                  <svg:desc>'Lift Simulation'.C75:'Lift Simulation'.C90</svg:desc>
                </draw:g>
              </table:table-cell>
              <table:table-cell office:value-type="float" office:value="228">
                <text:p>228</text:p>
                <draw:g>
                  <svg:desc>'Lift Simulation'.D18:'Lift Simulation'.D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9.75">
                <text:p>9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0.5">
                <text:p>40.5</text:p>
              </table:table-cell>
              <table:table-cell office:value-type="float" office:value="67.5">
                <text:p>67.5</text:p>
              </table:table-cell>
              <table:table-cell office:value-type="float" office:value="87.75">
                <text:p>87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  <table:table-cell office:value-type="float" office:value="156">
                <text:p>1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12.5">
                <text:p>112.5</text:p>
              </table:table-cell>
              <table:table-cell office:value-type="float" office:value="187.5">
                <text:p>187.5</text:p>
              </table:table-cell>
              <table:table-cell office:value-type="float" office:value="243.75">
                <text:p>243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162">
                <text:p>162</text:p>
              </table:table-cell>
              <table:table-cell office:value-type="float" office:value="270">
                <text:p>270</text:p>
              </table:table-cell>
              <table:table-cell office:value-type="float" office:value="351">
                <text:p>3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220.5">
                <text:p>220.5</text:p>
              </table:table-cell>
              <table:table-cell office:value-type="float" office:value="367.5">
                <text:p>367.5</text:p>
              </table:table-cell>
              <table:table-cell office:value-type="float" office:value="477.75">
                <text:p>477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288">
                <text:p>288</text:p>
              </table:table-cell>
              <table:table-cell office:value-type="float" office:value="480">
                <text:p>480</text:p>
              </table:table-cell>
              <table:table-cell office:value-type="float" office:value="624">
                <text:p>6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364.5">
                <text:p>364.5</text:p>
              </table:table-cell>
              <table:table-cell office:value-type="float" office:value="607.5">
                <text:p>607.5</text:p>
              </table:table-cell>
              <table:table-cell office:value-type="float" office:value="789.75">
                <text:p>789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750">
                <text:p>750</text:p>
              </table:table-cell>
              <table:table-cell office:value-type="float" office:value="975">
                <text:p>9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544.5">
                <text:p>544.5</text:p>
              </table:table-cell>
              <table:table-cell office:value-type="float" office:value="907.5">
                <text:p>907.5</text:p>
              </table:table-cell>
              <table:table-cell office:value-type="float" office:value="1179.75">
                <text:p>1179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648">
                <text:p>648</text:p>
              </table:table-cell>
              <table:table-cell office:value-type="float" office:value="1080">
                <text:p>1080</text:p>
              </table:table-cell>
              <table:table-cell office:value-type="float" office:value="1404">
                <text:p>14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7">
                <text:p>507</text:p>
              </table:table-cell>
              <table:table-cell office:value-type="float" office:value="760.5">
                <text:p>760.5</text:p>
              </table:table-cell>
              <table:table-cell office:value-type="float" office:value="1267.5">
                <text:p>1267.5</text:p>
              </table:table-cell>
              <table:table-cell office:value-type="float" office:value="1647.75">
                <text:p>1647.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8">
                <text:p>588</text:p>
              </table:table-cell>
              <table:table-cell office:value-type="float" office:value="882">
                <text:p>882</text:p>
              </table:table-cell>
              <table:table-cell office:value-type="float" office:value="1470">
                <text:p>1470</text:p>
              </table:table-cell>
              <table:table-cell office:value-type="float" office:value="1911">
                <text:p>19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75">
                <text:p>675</text:p>
              </table:table-cell>
              <table:table-cell office:value-type="float" office:value="1012.5">
                <text:p>1012.5</text:p>
              </table:table-cell>
              <table:table-cell office:value-type="float" office:value="1687.5">
                <text:p>1687.5</text:p>
              </table:table-cell>
              <table:table-cell office:value-type="float" office:value="2193.75">
                <text:p>2193.7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